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dce6f2"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solid" draw:fill-color="#f2dcdb"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562">
      <style:graphic-properties draw:fill="none" draw:stroke="solid" svg:stroke-width="0.04173in" svg:stroke-color="#00b050" draw:marker-end="a561" svg:stroke-opacity="100%" draw:stroke-linejoin="round"/>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top" draw:textarea-horizontal-align="left" draw:fill="solid" draw:fill-color="#ddd9c3"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565">
      <style:graphic-properties draw:fill="none" draw:stroke="solid" svg:stroke-width="0.02087in" svg:stroke-color="#4a7ebb" draw:marker-start="a563" draw:marker-end="a564" svg:stroke-opacity="100%" draw:stroke-linejoin="round"/>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68">
      <style:graphic-properties draw:fill="none" draw:stroke="solid" svg:stroke-width="0.02087in" svg:stroke-color="#4a7ebb" draw:marker-start="a566" draw:marker-end="a567" svg:stroke-opacity="100%" draw:stroke-linejoin="round"/>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b050" style:text-line-through-type="none" style:text-line-through-style="none" style:text-line-through-width="auto" style:text-line-through-color="font-color" style:text-position="0% 100%" fo:font-family="Calibri" style:font-family-asian="Droid Sans Fallback" style:font-family-complex="DejaVu Sans" fo:font-size="0.19444in" style:font-size-asian="0.19444in" style:font-size-complex="0.19444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175">
      <style:graphic-properties fo:wrap-option="wrap" fo:padding-top="0.05in" fo:padding-bottom="0.05in" fo:padding-left="0.1in" fo:padding-right="0.1in" draw:textarea-vertical-align="top" draw:textarea-horizontal-align="left" draw:fill="solid" draw:fill-color="#f2dcdb"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0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graphic" style:name="a1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none" draw:stroke="solid" svg:stroke-width="0.02087in" svg:stroke-color="#4a7ebb" draw:marker-start="a569" draw:marker-end="a570" svg:stroke-opacity="100%" draw:stroke-linejoin="round"/>
    </style:style>
    <style:style style:family="graphic" style:name="a2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top" draw:textarea-horizontal-align="left" draw:fill="solid" draw:fill-color="#ccc1da" draw:opacity="100%" draw:stroke="dash" draw:stroke-dash="a217" svg:stroke-width="0.02795in" svg:stroke-color="#385d8a" svg:stroke-opacity="100%" draw:stroke-linejoin="round" svg:stroke-linecap="round"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11">
      <style:graphic-properties fo:wrap-option="wrap" fo:padding-top="0.05in" fo:padding-bottom="0.05in" fo:padding-left="0.1in" fo:padding-right="0.1in" draw:textarea-vertical-align="middle" draw:textarea-horizontal-align="center" draw:fill="solid" draw:fill-color="#e2dd96"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top" draw:textarea-horizontal-align="left" draw:fill="solid" draw:fill-color="#ddd9c3"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89">
      <style:graphic-properties draw:fill="none" draw:stroke="solid" svg:stroke-width="0.02087in" svg:stroke-color="#4a7ebb" draw:marker-start="a387" draw:marker-end="a388" svg:stroke-opacity="100%" draw:stroke-linejoin="round"/>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draw:fill="none" draw:stroke="solid" svg:stroke-width="0.02087in" svg:stroke-color="#4a7ebb" draw:marker-start="a227" draw:marker-end="a228" svg:stroke-opacity="100%" draw:stroke-linejoin="round"/>
    </style:style>
    <style:style style:family="graphic" style:name="a1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1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5278in" style:font-size-asian="0.15278in" style:font-size-complex="0.15278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dce6f2"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390">
      <style:text-properties fo:font-variant="normal" fo:text-transform="none" fo:color="#376092" style:text-line-through-type="none" style:text-line-through-style="none" style:text-line-through-width="auto" style:text-line-through-color="font-color" style:text-position="0% 100%" fo:font-family="Calibri" style:font-family-asian="Droid Sans Fallback" style:font-family-complex="DejaVu Sans" fo:font-size="0.19444in" style:font-size-asian="0.19444in" style:font-size-complex="0.19444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DejaVu Sans" fo:font-size="0.19444in" style:font-size-asian="0.19444in" style:font-size-complex="0.19444in" fo:letter-spacing="-0.00014in" fo:language="en" fo:country="US" fo:font-style="italic" style:font-style-asian="italic" style:font-style-complex="italic"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no-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99">
      <style:graphic-properties draw:fill="none" draw:stroke="solid" svg:stroke-width="0.03819in" svg:stroke-color="#ff0000" draw:marker-start="a398" svg:stroke-opacity="100%" draw:stroke-linejoin="round"/>
    </style:style>
    <style:style style:family="text" style:name="a230">
      <style:text-properties fo:font-variant="normal" fo:text-transform="none" fo:color="#376092" style:text-line-through-type="none" style:text-line-through-style="none" style:text-line-through-width="auto" style:text-line-through-color="font-color" style:text-position="0% 100%" fo:font-family="Calibri" style:font-family-asian="Droid Sans Fallback" style:font-family-complex="DejaVu Sans" fo:font-size="0.19444in" style:font-size-asian="0.19444in" style:font-size-complex="0.19444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6">
      <style:graphic-properties draw:fill="none" draw:stroke="solid" svg:stroke-width="0.02087in" svg:stroke-color="#4a7ebb" draw:marker-start="a234" draw:marker-end="a235" svg:stroke-opacity="100%" draw:stroke-linejoin="round"/>
    </style:style>
    <style:style style:family="graphic" style:name="a239">
      <style:graphic-properties draw:fill="none" draw:stroke="solid" svg:stroke-width="0.02087in" svg:stroke-color="#4a7ebb" draw:marker-start="a237" draw:marker-end="a238" svg:stroke-opacity="100%" draw:stroke-linejoin="round"/>
    </style:style>
    <style:style style:family="graphic" style:name="a430">
      <style:graphic-properties draw:fill="none" draw:stroke="solid" svg:stroke-width="0.02087in" svg:stroke-color="#4a7ebb" draw:marker-start="a428" draw:marker-end="a429" svg:stroke-opacity="100%" draw:stroke-linejoin="round"/>
    </style:style>
    <style:style style:family="graphic" style:name="a433">
      <style:graphic-properties draw:fill="none" draw:stroke="solid" svg:stroke-width="0.02087in" svg:stroke-color="#4a7ebb" draw:marker-start="a431" draw:marker-end="a432" svg:stroke-opacity="100%" draw:stroke-linejoin="round"/>
    </style:style>
    <style:style style:family="graphic" style:name="a436">
      <style:graphic-properties draw:fill="none" draw:stroke="solid" svg:stroke-width="0.02087in" svg:stroke-color="#4a7ebb" draw:marker-start="a434" draw:marker-end="a435" svg:stroke-opacity="100%" draw:stroke-linejoin="round"/>
    </style:style>
    <style:style style:family="graphic" style:name="a439">
      <style:graphic-properties draw:fill="none" draw:stroke="solid" svg:stroke-width="0.02087in" svg:stroke-color="#4a7ebb" draw:marker-start="a437" draw:marker-end="a438" svg:stroke-opacity="100%" draw:stroke-linejoin="round"/>
    </style:style>
    <style:style style:family="graphic" style:name="a241">
      <style:graphic-properties draw:fill="none" draw:stroke="solid" svg:stroke-width="0.03819in" svg:stroke-color="#ff0000" draw:marker-start="a240" svg:stroke-opacity="100%" draw:stroke-linejoin="round"/>
    </style:style>
    <style:style style:family="text" style:name="a242">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DejaVu Sans" fo:font-size="0.19444in" style:font-size-asian="0.19444in" style:font-size-complex="0.19444in" fo:letter-spacing="-0.00014in" fo:language="en" fo:country="US" fo:font-style="italic" style:font-style-asian="italic" style:font-style-complex="italic"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no-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47">
      <style:graphic-properties draw:fill="none" draw:stroke="solid" svg:stroke-width="0.03819in" svg:stroke-color="#ff0000" draw:marker-start="a246" svg:stroke-opacity="100%" draw:stroke-linejoin="round"/>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top" draw:textarea-horizontal-align="left" draw:fill="solid" draw:fill-color="#ddd9c3"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250">
      <style:graphic-properties draw:fill="none" draw:stroke="solid" svg:stroke-width="0.02087in" svg:stroke-color="#4a7ebb" draw:marker-start="a248" draw:marker-end="a249" svg:stroke-opacity="100%" draw:stroke-linejoin="round"/>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257">
      <style:graphic-properties draw:fill="none" draw:stroke="solid" svg:stroke-width="0.02087in" svg:stroke-color="#4a7ebb" draw:marker-start="a255" draw:marker-end="a256" svg:stroke-opacity="100%" draw:stroke-linejoin="round"/>
    </style:style>
    <style:style style:family="text" style:name="a258">
      <style:text-properties fo:font-variant="normal" fo:text-transform="none" fo:color="#00b050" style:text-line-through-type="none" style:text-line-through-style="none" style:text-line-through-width="auto" style:text-line-through-color="font-color" style:text-position="0% 100%" fo:font-family="Calibri" style:font-family-asian="Droid Sans Fallback" style:font-family-complex="DejaVu Sans" fo:font-size="0.19444in" style:font-size-asian="0.19444in" style:font-size-complex="0.19444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solid" draw:fill-color="#dce6f2"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3">
      <style:graphic-properties draw:fill="none" draw:stroke="solid" svg:stroke-width="0.04173in" svg:stroke-color="#00b050" draw:marker-start="a262" svg:stroke-opacity="100%" draw:stroke-linejoin="round"/>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61">
      <style:graphic-properties draw:fill="none" draw:stroke="solid" svg:stroke-width="0.02087in" svg:stroke-color="#4a7ebb" draw:marker-end="a460" svg:stroke-opacity="100%" draw:stroke-linejoin="round"/>
    </style:style>
    <style:style style:family="graphic" style:name="a464">
      <style:graphic-properties draw:fill="none" draw:stroke="solid" svg:stroke-width="0.02087in" svg:stroke-color="#4a7ebb" draw:marker-start="a462" draw:marker-end="a463" svg:stroke-opacity="100%" draw:stroke-linejoin="round"/>
    </style:style>
    <style:style style:family="graphic" style:name="a467">
      <style:graphic-properties draw:fill="none" draw:stroke="solid" svg:stroke-width="0.02087in" svg:stroke-color="#4a7ebb" draw:marker-start="a465" draw:marker-end="a466" svg:stroke-opacity="100%" draw:stroke-linejoin="round"/>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top" draw:textarea-horizontal-align="left" draw:fill="solid" draw:fill-color="#fdeada"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graphic" style:name="a3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solid" draw:fill-color="#ebf1de"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graphic" style:name="a2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0">
      <style:graphic-properties draw:fill="none" draw:stroke="solid" svg:stroke-width="0.02087in" svg:stroke-color="#4a7ebb" draw:marker-start="a468" draw:marker-end="a469" svg:stroke-opacity="100%" draw:stroke-linejoin="round"/>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73">
      <style:graphic-properties draw:fill="none" draw:stroke="solid" svg:stroke-width="0.02087in" svg:stroke-color="#4a7ebb" draw:marker-start="a471" draw:marker-end="a472" svg:stroke-opacity="100%" draw:stroke-linejoin="round"/>
    </style:style>
    <style:style style:family="graphic" style:name="a476">
      <style:graphic-properties draw:fill="none" draw:stroke="solid" svg:stroke-width="0.02087in" svg:stroke-color="#4a7ebb" draw:marker-start="a474" draw:marker-end="a475" svg:stroke-opacity="100%" draw:stroke-linejoin="round"/>
    </style:style>
    <style:style style:family="graphic" style:name="a479">
      <style:graphic-properties draw:fill="none" draw:stroke="solid" svg:stroke-width="0.02087in" svg:stroke-color="#4a7ebb" draw:marker-start="a477" draw:marker-end="a478" svg:stroke-opacity="100%" draw:stroke-linejoin="round"/>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14">
      <style:graphic-properties draw:fill="solid" draw:fill-color="#dce6f2" draw:opacity="100%" draw:stroke="solid" svg:stroke-width="0.02795in" svg:stroke-color="#385d8a" svg:stroke-opacity="100%" draw:stroke-linejoin="round"/>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3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draw:fill="none" draw:stroke="solid" svg:stroke-width="0.02087in" svg:stroke-color="#4a7ebb" draw:marker-start="a284" draw:marker-end="a285" svg:stroke-opacity="100%" draw:stroke-linejoin="round"/>
    </style:style>
    <style:style style:family="graphic"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289">
      <style:graphic-properties draw:fill="none" draw:stroke="solid" svg:stroke-width="0.02087in" svg:stroke-color="#4a7ebb" draw:marker-start="a287" draw:marker-end="a288" svg:stroke-opacity="100%" draw:stroke-linejoin="round"/>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2">
      <style:graphic-properties draw:fill="none" draw:stroke="solid" svg:stroke-width="0.02087in" svg:stroke-color="#4a7ebb" draw:marker-start="a480" draw:marker-end="a481" svg:stroke-opacity="100%" draw:stroke-linejoin="round"/>
    </style:style>
    <style:style style:family="graphic" style:name="a485">
      <style:graphic-properties draw:fill="none" draw:stroke="solid" svg:stroke-width="0.02087in" svg:stroke-color="#4a7ebb" draw:marker-start="a483" draw:marker-end="a484" svg:stroke-opacity="100%" draw:stroke-linejoin="round"/>
    </style:style>
    <style:style style:family="graphic" style:name="a488">
      <style:graphic-properties draw:fill="none" draw:stroke="solid" svg:stroke-width="0.02087in" svg:stroke-color="#4a7ebb" draw:marker-start="a486" draw:marker-end="a487" svg:stroke-opacity="100%" draw:stroke-linejoin="round"/>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25">
      <style:graphic-properties draw:fill="none" draw:stroke="solid" svg:stroke-width="0.02087in" svg:stroke-color="#4a7ebb" draw:marker-start="a323" draw:marker-end="a324" svg:stroke-opacity="100%" draw:stroke-linejoin="round"/>
    </style:style>
    <style:style style:family="graphic" style:name="a328">
      <style:graphic-properties draw:fill="none" draw:stroke="solid" svg:stroke-width="0.02087in" svg:stroke-color="#4a7ebb" draw:marker-start="a326" draw:marker-end="a327" svg:stroke-opacity="100%" draw:stroke-linejoin="round"/>
    </style:style>
    <style:style style:family="graphic" style:name="a292">
      <style:graphic-properties draw:fill="none" draw:stroke="solid" svg:stroke-width="0.02087in" svg:stroke-color="#4a7ebb" draw:marker-start="a290" draw:marker-end="a291" svg:stroke-opacity="100%" draw:stroke-linejoin="round"/>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296">
      <style:graphic-properties fo:wrap-option="wrap" fo:padding-top="0.05in" fo:padding-bottom="0.05in" fo:padding-left="0.1in" fo:padding-right="0.1in" draw:textarea-vertical-align="top" draw:textarea-horizontal-align="left" draw:fill="solid" draw:fill-color="#c3d69b" draw:opacity="100%" draw:stroke="solid" svg:stroke-width="0.02795in" svg:stroke-color="#385d8a" svg:stroke-opacity="100%" draw:stroke-linejoin="round"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297">
      <style:graphic-properties draw:fill="solid" draw:fill-color="#dce6f2" draw:opacity="100%" draw:stroke="solid" svg:stroke-width="0.02795in" svg:stroke-color="#385d8a" svg:stroke-opacity="100%" draw:stroke-linejoin="round"/>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15278in" style:font-size-asian="0.15278in" style:font-size-complex="0.15278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solid" draw:fill-color="#ccc1da" draw:opacity="100%" draw:stroke="dash" draw:stroke-dash="a495" svg:stroke-width="0.02795in" svg:stroke-color="#385d8a" svg:stroke-opacity="100%" draw:stroke-linejoin="round" svg:stroke-linecap="round" draw:auto-grow-width="false" draw:auto-grow-height="false"/>
      <style:paragraph-properties style:font-independent-line-spacing="true" style:writing-mode="lr-tb"/>
    </style:style>
    <style:style style:family="graphic" style:name="a499">
      <style:graphic-properties draw:fill="none" draw:stroke="solid" svg:stroke-width="0.02087in" svg:stroke-color="#4a7ebb" draw:marker-start="a497" draw:marker-end="a498" svg:stroke-opacity="100%" draw:stroke-linejoin="round"/>
    </style:style>
    <style:style style:family="graphic" style:name="a330">
      <style:graphic-properties draw:fill="none" draw:stroke="solid" svg:stroke-width="0.03819in" svg:stroke-color="#ff0000" draw:marker-start="a329" svg:stroke-opacity="100%" draw:stroke-linejoin="round"/>
    </style:style>
    <style:style style:family="graphic" style:name="a332">
      <style:graphic-properties draw:fill="none" draw:stroke="solid" svg:stroke-width="0.03819in" svg:stroke-color="#ff0000" draw:marker-start="a331" svg:stroke-opacity="100%" draw:stroke-linejoin="round"/>
    </style:style>
    <style:style style:family="graphic" style:name="a334">
      <style:graphic-properties draw:fill="none" draw:stroke="solid" svg:stroke-width="0.04173in" svg:stroke-color="#00b050" draw:marker-end="a333" svg:stroke-opacity="100%" draw:stroke-linejoin="round"/>
    </style:style>
    <style:style style:family="graphic" style:name="a336">
      <style:graphic-properties draw:fill="none" draw:stroke="solid" svg:stroke-width="0.04173in" svg:stroke-color="#00b050" draw:marker-end="a335" svg:stroke-opacity="100%" draw:stroke-linejoin="round"/>
    </style:style>
    <style:style style:family="graphic" style:name="a337">
      <style:graphic-properties draw:fill="solid" draw:fill-color="#dce6f2" draw:opacity="100%" draw:stroke="solid" svg:stroke-width="0.02795in" svg:stroke-color="#385d8a" svg:stroke-opacity="100%" draw:stroke-linejoin="round"/>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47">
      <style:graphic-properties draw:fill="none" draw:stroke="solid" svg:stroke-width="0.04173in" svg:stroke-color="#00b050" draw:marker-end="a346" svg:stroke-opacity="100%" draw:stroke-linejoin="round"/>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solid" draw:fill-color="#dce6f2" draw:opacity="100%" draw:stroke="solid" svg:stroke-width="0.02795in" svg:stroke-color="#385d8a" svg:stroke-opacity="100%" draw:stroke-linejoin="round"/>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54">
      <style:graphic-properties draw:fill="none" draw:stroke="solid" svg:stroke-width="0.02087in" svg:stroke-color="#4a7ebb" draw:marker-start="a352" draw:marker-end="a353" svg:stroke-opacity="100%" draw:stroke-linejoin="round"/>
    </style:style>
    <style:style style:family="graphic" style:name="a356">
      <style:graphic-properties draw:fill="none" draw:stroke="solid" svg:stroke-width="0.04173in" svg:stroke-color="#00b050" draw:marker-end="a355" svg:stroke-opacity="100%" draw:stroke-linejoin="round"/>
    </style:style>
    <style:style style:family="drawing-page" style:name="a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office:automatic-styles>
  <office:body>
    <office:presentation>
      <draw:page draw:name="Slide1" draw:style-name="a171" draw:master-page-name="Master1-Layout2-tx-Title-Slide" presentation:presentation-page-layout-name="Master1-PPL2" draw:id="Slide-256">
        <draw:custom-shape svg:x="0.4in" svg:y="1.96024in" svg:width="2.44094in" svg:height="3.50551in" draw:id="id39" draw:style-name="a175" draw:name="CustomShape 1">
          <svg:title/>
          <svg:desc/>
          <text:p text:style-name="a174" text:class-names="" text:cond-style-name=""><text:span text:style-name="a172" text:class-names="">Application classes</text:span><text:span text:style-name="a173" text:class-names=""/></text:p>
          <draw:enhanced-geometry xmlns:dr3d="urn:oasis:names:tc:opendocument:xmlns:dr3d:1.0" draw:type="non-primitive" svg:viewBox="0 0 21600 21600" draw:enhanced-path="M 0 0 L 21600 0 21600 21600 0 21600 Z N"/>
        </draw:custom-shape>
        <draw:custom-shape svg:x="3.73504in" svg:y="0.65709in" svg:width="1.88976in" svg:height="0.36654in" draw:id="id40" draw:style-name="a179" draw:name="CustomShape 2">
          <svg:title/>
          <svg:desc/>
          <text:p text:style-name="a178" text:class-names="" text:cond-style-name=""><text:span text:style-name="a176" text:class-names="">MainFrame</text:span><text:span text:style-name="a177" text:class-names=""/></text:p>
          <draw:enhanced-geometry xmlns:dr3d="urn:oasis:names:tc:opendocument:xmlns:dr3d:1.0" draw:type="non-primitive" svg:viewBox="0 0 21600 21600" draw:enhanced-path="M 0 0 L 21600 0 21600 21600 0 21600 Z N"/>
        </draw:custom-shape>
        <draw:custom-shape svg:x="0.62205in" svg:y="2.41142in" svg:width="1.55433in" svg:height="0.48307in" draw:id="id41" draw:style-name="a184" draw:name="CustomShape 3">
          <svg:title/>
          <svg:desc/>
          <text:p text:style-name="a183" text:class-names="" text:cond-style-name=""><text:span text:style-name="a180" text:class-names="">QAFoil
</text:span><text:span text:style-name="a181" text:class-names="">(Direct Design)</text:span><text:span text:style-name="a182" text:class-names=""/></text:p>
          <draw:enhanced-geometry xmlns:dr3d="urn:oasis:names:tc:opendocument:xmlns:dr3d:1.0" draw:type="non-primitive" svg:viewBox="0 0 21600 21600" draw:enhanced-path="M 0 0 L 21600 0 21600 21600 0 21600 Z N"/>
        </draw:custom-shape>
        <draw:custom-shape svg:x="0.5248in" svg:y="3.11024in" svg:width="1.86063in" svg:height="0.66614in" draw:id="id42" draw:style-name="a191" draw:name="CustomShape 4">
          <svg:title/>
          <svg:desc/>
          <text:p text:style-name="a187" text:class-names="" text:cond-style-name=""><text:span text:style-name="a185" text:class-names="">QXInverse</text:span><text:span text:style-name="a186" text:class-names=""/></text:p>
          <text:p text:style-name="a190" text:class-names="" text:cond-style-name=""><text:span text:style-name="a188" text:class-names="">(Full &amp; Mixed Inverse foil design)</text:span><text:span text:style-name="a189" text:class-names=""/></text:p>
          <draw:enhanced-geometry xmlns:dr3d="urn:oasis:names:tc:opendocument:xmlns:dr3d:1.0" draw:type="non-primitive" svg:viewBox="0 0 21600 21600" draw:enhanced-path="M 0 0 L 21600 0 21600 21600 0 21600 Z N"/>
        </draw:custom-shape>
        <draw:custom-shape svg:x="0.59213in" svg:y="4.51693in" svg:width="1.58425in" svg:height="0.48307in" draw:id="id43" draw:style-name="a196" draw:name="CustomShape 5">
          <svg:title/>
          <svg:desc/>
          <text:p text:style-name="a195" text:class-names="" text:cond-style-name=""><text:span text:style-name="a192" text:class-names="">QMiarex
</text:span><text:span text:style-name="a193" text:class-names="">(Plane analysis)</text:span><text:span text:style-name="a194" text:class-names=""/></text:p>
          <draw:enhanced-geometry xmlns:dr3d="urn:oasis:names:tc:opendocument:xmlns:dr3d:1.0" draw:type="non-primitive" svg:viewBox="0 0 21600 21600" draw:enhanced-path="M 0 0 L 21600 0 21600 21600 0 21600 Z N"/>
        </draw:custom-shape>
        <draw:custom-shape svg:x="0.5248in" svg:y="3.90354in" svg:width="1.65157in" svg:height="0.48307in" draw:id="id44" draw:style-name="a201" draw:name="CustomShape 6">
          <svg:title/>
          <svg:desc/>
          <text:p text:style-name="a200" text:class-names="" text:cond-style-name=""><text:span text:style-name="a197" text:class-names="">QXDirect
</text:span><text:span text:style-name="a198" text:class-names="">(XFoil analysis)</text:span><text:span text:style-name="a199" text:class-names=""/></text:p>
          <draw:enhanced-geometry xmlns:dr3d="urn:oasis:names:tc:opendocument:xmlns:dr3d:1.0" draw:type="non-primitive" svg:viewBox="0 0 21600 21600" draw:enhanced-path="M 0 0 L 21600 0 21600 21600 0 21600 Z N"/>
        </draw:custom-shape>
        <draw:custom-shape svg:x="3.26772in" svg:y="2.15709in" svg:width="2.52126in" svg:height="4.37126in" draw:id="id45" draw:style-name="a205" draw:name="CustomShape 7">
          <svg:title/>
          <svg:desc/>
          <text:p text:style-name="a204" text:class-names="" text:cond-style-name=""><text:span text:style-name="a202" text:class-names="">View classes</text:span><text:span text:style-name="a203" text:class-names=""/></text:p>
          <draw:enhanced-geometry xmlns:dr3d="urn:oasis:names:tc:opendocument:xmlns:dr3d:1.0" draw:type="non-primitive" svg:viewBox="0 0 21600 21600" draw:enhanced-path="M 0 0 L 21600 0 21600 21600 0 21600 Z N"/>
        </draw:custom-shape>
        <draw:custom-shape svg:x="3.74094in" svg:y="2.64843in" svg:width="1.57362in" svg:height="0.29921in" draw:id="id46" draw:style-name="a209" draw:name="CustomShape 8">
          <svg:title/>
          <svg:desc/>
          <text:p text:style-name="a208" text:class-names="" text:cond-style-name=""><text:span text:style-name="a206" text:class-names="">Direct2dDesign</text:span><text:span text:style-name="a207" text:class-names=""/></text:p>
          <draw:enhanced-geometry xmlns:dr3d="urn:oasis:names:tc:opendocument:xmlns:dr3d:1.0" draw:type="non-primitive" svg:viewBox="0 0 21600 21600" draw:enhanced-path="M 0 0 L 21600 0 21600 21600 0 21600 Z N"/>
        </draw:custom-shape>
        <draw:custom-shape svg:x="3.74094in" svg:y="3.4063in" svg:width="1.17992in" svg:height="0.29921in" draw:id="id47" draw:style-name="a213" draw:name="CustomShape 9">
          <svg:title/>
          <svg:desc/>
          <text:p text:style-name="a212" text:class-names="" text:cond-style-name=""><text:span text:style-name="a210" text:class-names="">TwoDWidget</text:span><text:span text:style-name="a211" text:class-names=""/></text:p>
          <draw:enhanced-geometry xmlns:dr3d="urn:oasis:names:tc:opendocument:xmlns:dr3d:1.0" draw:type="non-primitive" svg:viewBox="0 0 21600 21600" draw:enhanced-path="M 0 0 L 21600 0 21600 21600 0 21600 Z N"/>
        </draw:custom-shape>
        <draw:custom-shape svg:x="6.77402in" svg:y="3.48307in" svg:width="1.92598in" svg:height="0.92323in" draw:id="id48" draw:style-name="a218" draw:name="CustomShape 10">
          <svg:title/>
          <svg:desc/>
          <text:p text:style-name="a216" text:class-names="" text:cond-style-name=""><text:span text:style-name="a214" text:class-names="">Abstract classes</text:span><text:span text:style-name="a215" text:class-names=""/></text:p>
          <draw:enhanced-geometry xmlns:dr3d="urn:oasis:names:tc:opendocument:xmlns:dr3d:1.0" draw:type="non-primitive" svg:viewBox="0 0 21600 21600" draw:enhanced-path="M 0 0 L 21600 0 21600 21600 0 21600 Z N"/>
        </draw:custom-shape>
        <draw:custom-shape svg:x="6.95in" svg:y="4.01142in" svg:width="1.65in" svg:height="0.3in" draw:id="id49" draw:style-name="a222" draw:name="CustomShape 11">
          <svg:title/>
          <svg:desc/>
          <text:p text:style-name="a221" text:class-names="" text:cond-style-name=""><text:span text:style-name="a219" text:class-names="">GraphTileWidget</text:span><text:span text:style-name="a220" text:class-names=""/></text:p>
          <draw:enhanced-geometry xmlns:dr3d="urn:oasis:names:tc:opendocument:xmlns:dr3d:1.0" draw:type="non-primitive" svg:viewBox="0 0 21600 21600" draw:enhanced-path="M 0 0 L 21600 0 21600 21600 0 21600 Z N"/>
        </draw:custom-shape>
        <draw:custom-shape svg:x="6.95in" svg:y="3.76299in" svg:width="1.75in" svg:height="0.3in" draw:id="id50" draw:style-name="a226" draw:name="CustomShape 12">
          <svg:title/>
          <svg:desc/>
          <text:p text:style-name="a225" text:class-names="" text:cond-style-name=""><text:span text:style-name="a223" text:class-names="">Section2dWidget</text:span><text:span text:style-name="a224" text:class-names=""/></text:p>
          <draw:enhanced-geometry xmlns:dr3d="urn:oasis:names:tc:opendocument:xmlns:dr3d:1.0" draw:type="non-primitive" svg:viewBox="0 0 21600 21600" draw:enhanced-path="M 0 0 L 21600 0 21600 21600 0 21600 Z N"/>
        </draw:custom-shape>
        <draw:custom-shape svg:x="1.62087in" svg:y="1.02717in" svg:width="3.05906in" svg:height="0.93268in" draw:id="id51" draw:style-name="a229" draw:name="CustomShape 13">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67638in" svg:y="0.46181in" svg:width="0.83622in" svg:height="0.33346in" draw:id="id52" draw:style-name="a233" draw:name="CustomShape 14">
          <svg:title/>
          <svg:desc/>
          <text:p text:style-name="a232" text:class-names="" text:cond-style-name=""><text:span text:style-name="a230" text:class-names="">Pointers</text:span><text:span text:style-name="a231" text:class-names=""/></text:p>
          <draw:enhanced-geometry xmlns:dr3d="urn:oasis:names:tc:opendocument:xmlns:dr3d:1.0" draw:type="non-primitive" svg:viewBox="0 0 21600 21600" draw:enhanced-path="M 0 0 L 21600 0 21600 21600 0 21600 Z N"/>
        </draw:custom-shape>
        <draw:custom-shape svg:x="2.17677in" svg:y="2.66378in" svg:width="1.56378in" svg:height="0.1315in" draw:id="id53" draw:style-name="a236" draw:name="CustomShape 15">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2.38583in" svg:y="3.44685in" svg:width="1.35472in" svg:height="0.1063in" draw:id="id54" draw:style-name="a239" draw:name="CustomShape 16">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31496in" svg:y="2.79567in" svg:width="1.63465in" svg:height="1.21654in" draw:id="id55" draw:style-name="a241" draw:name="CustomShape 17">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53937in" svg:y="0.08937in" svg:width="1.15118in" svg:height="0.3689in" draw:id="id56" draw:style-name="a245" draw:name="CustomShape 18">
          <svg:title/>
          <svg:desc/>
          <text:p text:style-name="a244" text:class-names="" text:cond-style-name=""><text:span text:style-name="a242" text:class-names="">Inheritance</text:span><text:span text:style-name="a243" text:class-names=""/></text:p>
          <draw:enhanced-geometry xmlns:dr3d="urn:oasis:names:tc:opendocument:xmlns:dr3d:1.0" draw:type="non-primitive" svg:viewBox="0 0 2926 939" draw:enhanced-path="M 156 0 L 156 0 148 0 140 1 132 2 124 3 116 5 108 8 100 10 93 13 85 17 78 21 71 25 64 30 58 35 52 40 46 46 40 52 35 58 30 64 25 71 21 78 17 85 13 93 10 100 8 108 5 116 3 124 2 132 1 140 0 148 0 156 0 781 0 781 0 789 1 797 2 805 3 813 5 821 8 829 10 837 13 844 17 852 21 859 25 866 30 873 35 879 40 885 46 891 52 897 58 902 64 907 71 912 78 916 85 920 93 924 100 927 108 929 116 932 124 934 132 935 140 936 148 937 156 937 2768 938 2768 938 2776 938 2784 937 2792 936 2800 935 2808 933 2816 930 2824 928 2831 925 2839 921 2846 917 2853 913 2860 908 2866 903 2872 898 2878 892 2884 886 2889 880 2894 874 2899 867 2903 860 2907 853 2911 845 2914 838 2916 830 2919 822 2921 814 2922 806 2923 798 2924 790 2924 782 2925 156 2925 156 2925 148 2924 140 2923 132 2922 124 2920 116 2917 108 2915 100 2912 93 2908 85 2904 78 2900 71 2895 64 2890 58 2885 52 2879 46 2873 40 2867 35 2861 30 2854 25 2847 21 2840 17 2832 13 2825 10 2817 8 2809 5 2801 3 2793 2 2785 1 2777 0 2769 0 156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26"/>
            <draw:equation draw:name="f7" draw:formula="?f4 / 939"/>
            <draw:equation draw:name="f8" draw:formula="0 / ?f6"/>
            <draw:equation draw:name="f9" draw:formula="?f1 / ?f6"/>
            <draw:equation draw:name="f10" draw:formula="0 / ?f7"/>
            <draw:equation draw:name="f11" draw:formula="?f3 / ?f7"/>
          </draw:enhanced-geometry>
        </draw:custom-shape>
        <draw:custom-shape svg:x="8.53937in" svg:y="0.4437in" svg:width="1.18504in" svg:height="0.00039in" draw:id="id57" draw:style-name="a247" draw:name="CustomShape 19">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53346in" svg:y="0.79685in" svg:width="1.03465in" svg:height="0.00039in" draw:id="id58" draw:style-name="a250" draw:name="CustomShape 20">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3.73504in" svg:y="4.02441in" svg:width="1.34409in" svg:height="0.29921in" draw:id="id59" draw:style-name="a254" draw:name="CustomShape 21">
          <svg:title/>
          <svg:desc/>
          <text:p text:style-name="a253" text:class-names="" text:cond-style-name=""><text:span text:style-name="a251" text:class-names="">ThreeDWidget</text:span><text:span text:style-name="a252" text:class-names=""/></text:p>
          <draw:enhanced-geometry xmlns:dr3d="urn:oasis:names:tc:opendocument:xmlns:dr3d:1.0" draw:type="non-primitive" svg:viewBox="0 0 21600 21600" draw:enhanced-path="M 0 0 L 21600 0 21600 21600 0 21600 Z N"/>
        </draw:custom-shape>
        <draw:custom-shape svg:x="2.17677in" svg:y="4.16929in" svg:width="1.55787in" svg:height="0.59724in" draw:id="id60" draw:style-name="a257" draw:name="CustomShape 22">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38031in" svg:y="0.81457in" svg:width="1.38465in" svg:height="0.33346in" draw:id="id61" draw:style-name="a261" draw:name="CustomShape 23">
          <svg:title/>
          <svg:desc/>
          <text:p text:style-name="a260" text:class-names="" text:cond-style-name=""><text:span text:style-name="a258" text:class-names="">Class members</text:span><text:span text:style-name="a259" text:class-names=""/></text:p>
          <draw:enhanced-geometry xmlns:dr3d="urn:oasis:names:tc:opendocument:xmlns:dr3d:1.0" draw:type="non-primitive" svg:viewBox="0 0 21600 21600" draw:enhanced-path="M 0 0 L 21600 0 21600 21600 0 21600 Z N"/>
        </draw:custom-shape>
        <draw:custom-shape svg:x="4.52874in" svg:y="1.02717in" svg:width="0.15118in" svg:height="1.12953in" draw:id="id62" draw:style-name="a263" draw:name="CustomShape 24">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0.4in" svg:y="0.15081in" svg:width="5.19449in" svg:height="0.50039in" draw:id="id63" draw:style-name="a267" draw:name="CustomShape 25">
          <svg:title/>
          <svg:desc/>
          <text:p text:style-name="a266" text:class-names="" text:cond-style-name=""><text:span text:style-name="a264" text:class-names="">The Application / View interfaces</text:span><text:span text:style-name="a265" text:class-names=""/></text:p>
          <draw:enhanced-geometry xmlns:dr3d="urn:oasis:names:tc:opendocument:xmlns:dr3d:1.0" draw:type="non-primitive" svg:viewBox="0 0 21600 21600" draw:enhanced-path="M 0 0 L 21600 0 21600 21600 0 21600 Z N"/>
        </draw:custom-shape>
        <draw:custom-shape svg:x="6.5748in" svg:y="1.41457in" svg:width="3.12047in" svg:height="1.77205in" draw:id="id64" draw:style-name="a271" draw:name="CustomShape 26">
          <svg:title/>
          <svg:desc/>
          <text:p text:style-name="a270" text:class-names="" text:cond-style-name=""><text:span text:style-name="a268" text:class-names="">Design classes</text:span><text:span text:style-name="a269" text:class-names=""/></text:p>
          <draw:enhanced-geometry xmlns:dr3d="urn:oasis:names:tc:opendocument:xmlns:dr3d:1.0" draw:type="non-primitive" svg:viewBox="0 0 21600 21600" draw:enhanced-path="M 0 0 L 21600 0 21600 21600 0 21600 Z N"/>
        </draw:custom-shape>
        <draw:custom-shape svg:x="6.95827in" svg:y="2.15118in" svg:width="1.75591in" svg:height="0.3in" draw:id="id65" draw:style-name="a275" draw:name="CustomShape 27">
          <svg:title/>
          <svg:desc/>
          <text:p text:style-name="a274" text:class-names="" text:cond-style-name=""><text:span text:style-name="a272" text:class-names="">EditPlaneObjectDlg</text:span><text:span text:style-name="a273" text:class-names=""/></text:p>
          <draw:enhanced-geometry xmlns:dr3d="urn:oasis:names:tc:opendocument:xmlns:dr3d:1.0" draw:type="non-primitive" svg:viewBox="0 0 21600 21600" draw:enhanced-path="M 0 0 L 21600 0 21600 21600 0 21600 Z N"/>
        </draw:custom-shape>
        <draw:custom-shape svg:x="7.9in" svg:y="2.75709in" svg:width="1.73346in" svg:height="0.3in" draw:id="id66" draw:style-name="a279" draw:name="CustomShape 28">
          <svg:title/>
          <svg:desc/>
          <text:p text:style-name="a278" text:class-names="" text:cond-style-name=""><text:span text:style-name="a276" text:class-names="">EditBodyObjectDlg</text:span><text:span text:style-name="a277" text:class-names=""/></text:p>
          <draw:enhanced-geometry xmlns:dr3d="urn:oasis:names:tc:opendocument:xmlns:dr3d:1.0" draw:type="non-primitive" svg:viewBox="0 0 21600 21600" draw:enhanced-path="M 0 0 L 21600 0 21600 21600 0 21600 Z N"/>
        </draw:custom-shape>
        <draw:custom-shape svg:x="6.77402in" svg:y="1.83031in" svg:width="1.14803in" svg:height="0.3in" draw:id="id67" draw:style-name="a283" draw:name="CustomShape 29">
          <svg:title/>
          <svg:desc/>
          <text:p text:style-name="a282" text:class-names="" text:cond-style-name=""><text:span text:style-name="a280" text:class-names="">GLWingDlg</text:span><text:span text:style-name="a281" text:class-names=""/></text:p>
          <draw:enhanced-geometry xmlns:dr3d="urn:oasis:names:tc:opendocument:xmlns:dr3d:1.0" draw:type="non-primitive" svg:viewBox="0 0 21600 21600" draw:enhanced-path="M 0 0 L 21600 0 21600 21600 0 21600 Z N"/>
        </draw:custom-shape>
        <draw:custom-shape svg:x="5.07953in" svg:y="1.97953in" svg:width="1.69409in" svg:height="2.18937in" draw:id="id68" draw:style-name="a286" draw:name="CustomShape 30">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07953in" svg:y="2.66142in" svg:width="2.14173in" svg:height="1.50748in" draw:id="id69" draw:style-name="a289" draw:name="CustomShape 31">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07953in" svg:y="2.30236in" svg:width="1.87835in" svg:height="1.8685in" draw:id="id70" draw:style-name="a292" draw:name="CustomShape 32">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7.83622in" svg:y="4.54134in" svg:width="2.04567in" svg:height="2.90984in" draw:id="id71" draw:style-name="a296" draw:name="CustomShape 33">
          <svg:title/>
          <svg:desc/>
          <text:p text:style-name="a295" text:class-names="" text:cond-style-name=""><text:span text:style-name="a293" text:class-names="">Utility view classes</text:span><text:span text:style-name="a294" text:class-names=""/></text:p>
          <draw:enhanced-geometry xmlns:dr3d="urn:oasis:names:tc:opendocument:xmlns:dr3d:1.0" draw:type="non-primitive" svg:viewBox="0 0 21600 21600" draw:enhanced-path="M 0 0 L 21600 0 21600 21600 0 21600 Z N"/>
        </draw:custom-shape>
        <draw:custom-shape svg:x="8.15787in" svg:y="6.0748in" svg:width="1.60748in" svg:height="1.2185in" draw:id="id72" draw:style-name="a297" draw:name="CustomShape 34">
          <svg:title/>
          <svg:desc/>
          <draw:enhanced-geometry xmlns:dr3d="urn:oasis:names:tc:opendocument:xmlns:dr3d:1.0" draw:type="non-primitive" svg:viewBox="0 0 4085 3097" draw:enhanced-path="M 516 0 L 516 0 489 1 462 3 435 6 409 11 383 18 357 25 331 34 307 45 282 56 259 69 236 83 213 99 192 115 171 133 152 151 133 171 116 191 99 213 84 235 70 258 57 282 46 306 35 331 26 357 19 382 12 409 7 435 4 462 2 489 1 516 0 2580 0 2580 1 2607 3 2634 6 2660 11 2687 18 2713 26 2739 35 2764 45 2789 57 2813 69 2837 84 2860 99 2882 115 2904 133 2924 151 2944 171 2962 192 2980 213 2996 235 3011 258 3025 282 3038 306 3050 331 3060 357 3069 383 3076 409 3083 435 3088 462 3091 489 3093 516 3094 3568 3096 3568 3096 3595 3095 3622 3093 3649 3090 3675 3085 3702 3078 3727 3071 3753 3062 3778 3051 3802 3040 3826 3027 3849 3013 3871 2997 3893 2981 3913 2963 3933 2945 3951 2925 3969 2905 3985 2883 4001 2861 4015 2838 4028 2814 4039 2790 4050 2765 4059 2739 4066 2714 4073 2687 4078 2661 4081 2634 4083 2607 4084 2580 4084 516 4084 516 4083 489 4081 462 4078 435 4073 409 4066 383 4059 357 4050 331 4039 306 4028 282 4015 258 4001 235 3986 213 3969 192 3952 171 3933 151 3914 133 3893 115 3872 99 3850 84 3827 69 3803 57 3779 45 3754 35 3728 26 3702 18 3676 11 3650 6 3623 3 3596 1 3569 0 516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85"/>
            <draw:equation draw:name="f7" draw:formula="?f4 / 3097"/>
            <draw:equation draw:name="f8" draw:formula="0 / ?f6"/>
            <draw:equation draw:name="f9" draw:formula="?f1 / ?f6"/>
            <draw:equation draw:name="f10" draw:formula="0 / ?f7"/>
            <draw:equation draw:name="f11" draw:formula="?f3 / ?f7"/>
          </draw:enhanced-geometry>
        </draw:custom-shape>
        <draw:custom-shape svg:x="8.4252in" svg:y="6.17047in" svg:width="1.23661in" svg:height="0.3in" draw:id="id73" draw:style-name="a301" draw:name="CustomShape 35">
          <svg:title/>
          <svg:desc/>
          <text:p text:style-name="a300" text:class-names="" text:cond-style-name=""><text:span text:style-name="a298" text:class-names="">GraphWidget</text:span><text:span text:style-name="a299" text:class-names=""/></text:p>
          <draw:enhanced-geometry xmlns:dr3d="urn:oasis:names:tc:opendocument:xmlns:dr3d:1.0" draw:type="non-primitive" svg:viewBox="0 0 21600 21600" draw:enhanced-path="M 0 0 L 21600 0 21600 21600 0 21600 Z N"/>
        </draw:custom-shape>
        <draw:custom-shape svg:x="8.33819in" svg:y="6.37717in" svg:width="1.29055in" svg:height="0.3in" draw:id="id74" draw:style-name="a305" draw:name="CustomShape 36">
          <svg:title/>
          <svg:desc/>
          <text:p text:style-name="a304" text:class-names="" text:cond-style-name=""><text:span text:style-name="a302" text:class-names="">LegendWidget</text:span><text:span text:style-name="a303" text:class-names=""/></text:p>
          <draw:enhanced-geometry xmlns:dr3d="urn:oasis:names:tc:opendocument:xmlns:dr3d:1.0" draw:type="non-primitive" svg:viewBox="0 0 21600 21600" draw:enhanced-path="M 0 0 L 21600 0 21600 21600 0 21600 Z N"/>
        </draw:custom-shape>
        <draw:custom-shape svg:x="8.33819in" svg:y="6.63071in" svg:width="1.1811in" svg:height="0.3in" draw:id="id75" draw:style-name="a309" draw:name="CustomShape 37">
          <svg:title/>
          <svg:desc/>
          <text:p text:style-name="a308" text:class-names="" text:cond-style-name=""><text:span text:style-name="a306" text:class-names="">FoilWidget</text:span><text:span text:style-name="a307" text:class-names=""/></text:p>
          <draw:enhanced-geometry xmlns:dr3d="urn:oasis:names:tc:opendocument:xmlns:dr3d:1.0" draw:type="non-primitive" svg:viewBox="0 0 21600 21600" draw:enhanced-path="M 0 0 L 21600 0 21600 21600 0 21600 Z N"/>
        </draw:custom-shape>
        <draw:custom-shape svg:x="8.44134in" svg:y="6.86693in" svg:width="1.1874in" svg:height="0.3in" draw:id="id76" draw:style-name="a313" draw:name="CustomShape 38">
          <svg:title/>
          <svg:desc/>
          <text:p text:style-name="a312" text:class-names="" text:cond-style-name=""><text:span text:style-name="a310" text:class-names="">WingWidget</text:span><text:span text:style-name="a311" text:class-names=""/></text:p>
          <draw:enhanced-geometry xmlns:dr3d="urn:oasis:names:tc:opendocument:xmlns:dr3d:1.0" draw:type="non-primitive" svg:viewBox="0 0 21600 21600" draw:enhanced-path="M 0 0 L 21600 0 21600 21600 0 21600 Z N"/>
        </draw:custom-shape>
        <draw:custom-shape svg:x="3.50394in" svg:y="5.2689in" svg:width="2.04724in" svg:height="0.90118in" draw:id="id77" draw:style-name="a314" draw:name="CustomShape 39">
          <svg:title/>
          <svg:desc/>
          <draw:enhanced-geometry xmlns:dr3d="urn:oasis:names:tc:opendocument:xmlns:dr3d:1.0" draw:type="non-primitive" svg:viewBox="0 0 5201 2291" draw:enhanced-path="M 381 0 L 381 0 361 1 341 2 321 5 302 8 282 13 263 19 244 25 226 33 208 42 191 51 173 61 157 73 141 85 126 98 112 112 98 126 85 141 73 157 61 173 51 190 42 208 33 226 25 244 19 263 13 282 8 302 5 321 2 341 1 361 0 381 0 1908 0 1908 1 1928 2 1948 5 1968 8 1987 13 2007 19 2026 25 2045 33 2063 42 2081 51 2099 61 2116 73 2132 85 2148 98 2163 112 2177 126 2191 141 2204 157 2216 173 2228 191 2238 208 2247 226 2256 244 2264 263 2270 282 2276 302 2281 321 2284 341 2287 361 2288 381 2289 4819 2290 4819 2289 4839 2288 4859 2287 4879 2284 4898 2281 4917 2276 4937 2270 4955 2264 4974 2256 4992 2248 5009 2238 5026 2228 5043 2216 5058 2204 5074 2191 5088 2178 5102 2163 5115 2148 5127 2132 5138 2116 5149 2099 5158 2082 5167 2064 5174 2045 5181 2026 5187 2007 5191 1988 5195 1968 5198 1949 5199 1929 5200 1909 5200 381 5199 381 5198 361 5197 341 5194 321 5191 302 5186 283 5180 263 5174 245 5166 226 5158 208 5148 191 5138 174 5126 157 5114 142 5101 126 5088 112 5073 98 5058 85 5042 73 5026 62 5009 51 4992 42 4974 33 4955 26 4936 19 4917 13 4898 9 4878 5 4859 2 4839 1 4819 0 38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01"/>
            <draw:equation draw:name="f7" draw:formula="?f4 / 2291"/>
            <draw:equation draw:name="f8" draw:formula="0 / ?f6"/>
            <draw:equation draw:name="f9" draw:formula="?f1 / ?f6"/>
            <draw:equation draw:name="f10" draw:formula="0 / ?f7"/>
            <draw:equation draw:name="f11" draw:formula="?f3 / ?f7"/>
          </draw:enhanced-geometry>
        </draw:custom-shape>
        <draw:custom-shape svg:x="3.74094in" svg:y="5.7311in" svg:width="1.57362in" svg:height="0.3in" draw:id="id78" draw:style-name="a318" draw:name="CustomShape 40">
          <svg:title/>
          <svg:desc/>
          <text:p text:style-name="a317" text:class-names="" text:cond-style-name=""><text:span text:style-name="a315" text:class-names="">MiarexGraphTiles</text:span><text:span text:style-name="a316" text:class-names=""/></text:p>
          <draw:enhanced-geometry xmlns:dr3d="urn:oasis:names:tc:opendocument:xmlns:dr3d:1.0" draw:type="non-primitive" svg:viewBox="0 0 21600 21600" draw:enhanced-path="M 0 0 L 21600 0 21600 21600 0 21600 Z N"/>
        </draw:custom-shape>
        <draw:custom-shape svg:x="3.74016in" svg:y="5.41299in" svg:width="1.57441in" svg:height="0.3in" draw:id="id79" draw:style-name="a322" draw:name="CustomShape 41">
          <svg:title/>
          <svg:desc/>
          <text:p text:style-name="a321" text:class-names="" text:cond-style-name=""><text:span text:style-name="a319" text:class-names="">XDirectGraphTiles</text:span><text:span text:style-name="a320" text:class-names=""/></text:p>
          <draw:enhanced-geometry xmlns:dr3d="urn:oasis:names:tc:opendocument:xmlns:dr3d:1.0" draw:type="non-primitive" svg:viewBox="0 0 21600 21600" draw:enhanced-path="M 0 0 L 21600 0 21600 21600 0 21600 Z N"/>
        </draw:custom-shape>
        <draw:custom-shape svg:x="2.17677in" svg:y="4.76929in" svg:width="1.56378in" svg:height="1.11299in" draw:id="id80" draw:style-name="a325" draw:name="CustomShape 42">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2.17677in" svg:y="4.15591in" svg:width="1.56299in" svg:height="1.40827in" draw:id="id81" draw:style-name="a328" draw:name="CustomShape 43">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31496in" svg:y="4.16063in" svg:width="1.63465in" svg:height="1.40118in" draw:id="id82" draw:style-name="a330" draw:name="CustomShape 44">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31496in" svg:y="4.16063in" svg:width="1.63465in" svg:height="1.71929in" draw:id="id83" draw:style-name="a332" draw:name="CustomShape 45">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31496in" svg:y="5.56457in" svg:width="2.84252in" svg:height="1.11969in" draw:id="id84" draw:style-name="a334" draw:name="CustomShape 46">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31496in" svg:y="5.88268in" svg:width="2.84252in" svg:height="0.80157in" draw:id="id85" draw:style-name="a336" draw:name="CustomShape 47">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07165in" svg:y="5.08465in" svg:width="1.65827in" svg:height="0.79134in" draw:id="id86" draw:style-name="a337" draw:name="CustomShape 48">
          <svg:title/>
          <svg:desc/>
          <draw:enhanced-geometry xmlns:dr3d="urn:oasis:names:tc:opendocument:xmlns:dr3d:1.0" draw:type="non-primitive" svg:viewBox="0 0 4214 2012" draw:enhanced-path="M 335 0 L 335 0 317 0 300 2 283 4 265 7 248 11 231 16 215 22 199 29 183 37 168 45 153 54 138 64 124 75 111 86 98 98 86 111 75 124 64 138 54 153 45 167 37 183 29 199 22 215 16 231 11 248 7 265 4 283 2 300 0 317 0 335 0 1675 0 1675 0 1693 2 1710 4 1727 7 1745 11 1762 16 1779 22 1795 29 1811 37 1827 45 1843 54 1857 64 1872 75 1886 86 1899 98 1912 111 1924 124 1935 138 1946 153 1956 168 1965 183 1973 199 1981 215 1988 231 1994 248 1999 265 2003 283 2006 300 2008 317 2010 335 2010 3877 2011 3877 2011 3895 2011 3912 2009 3929 2007 3947 2004 3964 2000 3981 1995 3997 1989 4013 1982 4029 1974 4045 1966 4059 1957 4074 1947 4088 1936 4101 1925 4114 1913 4126 1900 4137 1887 4148 1873 4158 1858 4167 1843 4175 1828 4183 1812 4190 1796 4196 1780 4201 1763 4205 1746 4208 1728 4210 1711 4212 1694 4212 1676 4213 335 4213 335 4213 317 4211 300 4209 283 4206 265 4202 248 4197 231 4191 215 4184 199 4176 183 4168 168 4159 153 4149 138 4138 124 4127 111 4115 98 4102 86 4089 75 4075 64 4060 54 4046 45 4030 37 4014 29 3998 22 3982 16 3965 11 3948 7 3930 4 3913 2 3896 0 3878 0 33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14"/>
            <draw:equation draw:name="f7" draw:formula="?f4 / 2012"/>
            <draw:equation draw:name="f8" draw:formula="0 / ?f6"/>
            <draw:equation draw:name="f9" draw:formula="?f1 / ?f6"/>
            <draw:equation draw:name="f10" draw:formula="0 / ?f7"/>
            <draw:equation draw:name="f11" draw:formula="?f3 / ?f7"/>
          </draw:enhanced-geometry>
        </draw:custom-shape>
        <draw:custom-shape svg:x="8.12244in" svg:y="5.12087in" svg:width="1.60748in" svg:height="0.3in" draw:id="id87" draw:style-name="a341" draw:name="CustomShape 49">
          <svg:title/>
          <svg:desc/>
          <text:p text:style-name="a340" text:class-names="" text:cond-style-name=""><text:span text:style-name="a338" text:class-names="">BodyFrameWidget</text:span><text:span text:style-name="a339" text:class-names=""/></text:p>
          <draw:enhanced-geometry xmlns:dr3d="urn:oasis:names:tc:opendocument:xmlns:dr3d:1.0" draw:type="non-primitive" svg:viewBox="0 0 21600 21600" draw:enhanced-path="M 0 0 L 21600 0 21600 21600 0 21600 Z N"/>
        </draw:custom-shape>
        <draw:custom-shape svg:x="8.15787in" svg:y="5.38976in" svg:width="1.60748in" svg:height="0.3in" draw:id="id88" draw:style-name="a345" draw:name="CustomShape 50">
          <svg:title/>
          <svg:desc/>
          <text:p text:style-name="a344" text:class-names="" text:cond-style-name=""><text:span text:style-name="a342" text:class-names="">BodyLineWidget</text:span><text:span text:style-name="a343" text:class-names=""/></text:p>
          <draw:enhanced-geometry xmlns:dr3d="urn:oasis:names:tc:opendocument:xmlns:dr3d:1.0" draw:type="non-primitive" svg:viewBox="0 0 21600 21600" draw:enhanced-path="M 0 0 L 21600 0 21600 21600 0 21600 Z N"/>
        </draw:custom-shape>
        <draw:custom-shape svg:x="8.83543in" svg:y="3.25669in" svg:width="0.06535in" svg:height="1.82756in" draw:id="id89" draw:style-name="a347" draw:name="CustomShape 51">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7.22165in" svg:y="2.5122in" svg:width="1.11575in" svg:height="0.3in" draw:id="id90" draw:style-name="a351" draw:name="CustomShape 52">
          <svg:title/>
          <svg:desc/>
          <text:p text:style-name="a350" text:class-names="" text:cond-style-name=""><text:span text:style-name="a348" text:class-names="">GLBodyDlg</text:span><text:span text:style-name="a349" text:class-names=""/></text:p>
          <draw:enhanced-geometry xmlns:dr3d="urn:oasis:names:tc:opendocument:xmlns:dr3d:1.0" draw:type="non-primitive" svg:viewBox="0 0 21600 21600" draw:enhanced-path="M 0 0 L 21600 0 21600 21600 0 21600 Z N"/>
        </draw:custom-shape>
        <draw:custom-shape svg:x="5.07953in" svg:y="3.00472in" svg:width="2.95709in" svg:height="1.16417in" draw:id="id91" draw:style-name="a354" draw:name="CustomShape 53">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5815in" svg:y="1.15118in" svg:width="1.02323in" svg:height="0.00039in" draw:id="id92" draw:style-name="a356" draw:name="CustomShape 54">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page>
      <draw:page draw:name="Slide2" draw:style-name="a357" draw:master-page-name="Master1-Layout2-tx-Title-Slide" presentation:presentation-page-layout-name="Master1-PPL2" draw:id="Slide-257">
        <draw:custom-shape svg:x="8.13701in" svg:y="4.75039in" svg:width="1.59449in" svg:height="0.79134in" draw:id="id93" draw:style-name="a361" draw:name="CustomShape 1">
          <svg:title/>
          <svg:desc/>
          <text:p text:style-name="a360" text:class-names="" text:cond-style-name=""><text:span text:style-name="a358" text:class-names="">LLTAnalysis</text:span><text:span text:style-name="a359" text:class-names=""/></text:p>
          <draw:enhanced-geometry xmlns:dr3d="urn:oasis:names:tc:opendocument:xmlns:dr3d:1.0" draw:type="non-primitive" svg:viewBox="0 0 4052 2012" draw:enhanced-path="M 335 0 L 335 0 317 0 300 2 283 4 265 7 248 11 231 16 215 22 199 29 183 37 168 45 153 54 138 64 124 75 111 86 98 98 86 111 75 124 64 138 54 153 45 167 37 183 29 199 22 215 16 231 11 248 7 265 4 283 2 300 0 317 0 335 0 1675 0 1675 0 1693 2 1710 4 1727 7 1745 11 1762 16 1779 22 1795 29 1811 37 1827 45 1843 54 1857 64 1872 75 1886 86 1899 98 1912 111 1924 124 1935 138 1946 153 1956 168 1965 183 1973 199 1981 215 1988 231 1994 248 1999 265 2003 283 2006 300 2008 317 2010 335 2010 3715 2011 3715 2011 3733 2011 3750 2009 3767 2007 3785 2004 3802 2000 3819 1995 3835 1989 3851 1982 3867 1974 3883 1966 3897 1957 3912 1947 3926 1936 3939 1925 3952 1913 3964 1900 3975 1887 3986 1873 3996 1858 4005 1843 4013 1828 4021 1812 4028 1796 4034 1780 4039 1763 4043 1746 4046 1728 4048 1711 4050 1694 4050 1676 4051 335 4051 335 4051 317 4049 300 4047 283 4044 265 4040 248 4035 231 4029 215 4022 199 4014 183 4006 168 3997 153 3987 138 3976 124 3965 111 3953 98 3940 86 3927 75 3913 64 3898 54 3884 45 3868 37 3852 29 3836 22 3820 16 3803 11 3786 7 3768 4 3751 2 3734 0 3716 0 33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52"/>
            <draw:equation draw:name="f7" draw:formula="?f4 / 2012"/>
            <draw:equation draw:name="f8" draw:formula="0 / ?f6"/>
            <draw:equation draw:name="f9" draw:formula="?f1 / ?f6"/>
            <draw:equation draw:name="f10" draw:formula="0 / ?f7"/>
            <draw:equation draw:name="f11" draw:formula="?f3 / ?f7"/>
          </draw:enhanced-geometry>
        </draw:custom-shape>
        <draw:custom-shape svg:x="4.61811in" svg:y="0.66063in" svg:width="1.88976in" svg:height="0.36654in" draw:id="id94" draw:style-name="a365" draw:name="CustomShape 2">
          <svg:title/>
          <svg:desc/>
          <text:p text:style-name="a364" text:class-names="" text:cond-style-name=""><text:span text:style-name="a362" text:class-names="">MainFrame</text:span><text:span text:style-name="a363" text:class-names=""/></text:p>
          <draw:enhanced-geometry xmlns:dr3d="urn:oasis:names:tc:opendocument:xmlns:dr3d:1.0" draw:type="non-primitive" svg:viewBox="0 0 21600 21600" draw:enhanced-path="M 0 0 L 21600 0 21600 21600 0 21600 Z N"/>
        </draw:custom-shape>
        <draw:custom-shape svg:x="3.27441in" svg:y="1.90551in" svg:width="2.09724in" svg:height="2.60709in" draw:id="id95" draw:style-name="a369" draw:name="CustomShape 3">
          <svg:title/>
          <svg:desc/>
          <text:p text:style-name="a368" text:class-names="" text:cond-style-name=""><text:span text:style-name="a366" text:class-names="">Application classes</text:span><text:span text:style-name="a367" text:class-names=""/></text:p>
          <draw:enhanced-geometry xmlns:dr3d="urn:oasis:names:tc:opendocument:xmlns:dr3d:1.0" draw:type="non-primitive" svg:viewBox="0 0 21600 21600" draw:enhanced-path="M 0 0 L 21600 0 21600 21600 0 21600 Z N"/>
        </draw:custom-shape>
        <draw:custom-shape svg:x="3.55472in" svg:y="2.46142in" svg:width="1.73465in" svg:height="0.66614in" draw:id="id96" draw:style-name="a376" draw:name="CustomShape 4">
          <svg:title/>
          <svg:desc/>
          <text:p text:style-name="a372" text:class-names="" text:cond-style-name=""><text:span text:style-name="a370" text:class-names="">QXInverse</text:span><text:span text:style-name="a371" text:class-names=""/></text:p>
          <text:p text:style-name="a375" text:class-names="" text:cond-style-name=""><text:span text:style-name="a373" text:class-names="">(Full &amp; Mixed Inverse foil design)</text:span><text:span text:style-name="a374" text:class-names=""/></text:p>
          <draw:enhanced-geometry xmlns:dr3d="urn:oasis:names:tc:opendocument:xmlns:dr3d:1.0" draw:type="non-primitive" svg:viewBox="0 0 21600 21600" draw:enhanced-path="M 0 0 L 21600 0 21600 21600 0 21600 Z N"/>
        </draw:custom-shape>
        <draw:custom-shape svg:x="3.67559in" svg:y="3.8685in" svg:width="1.36496in" svg:height="0.48307in" draw:id="id97" draw:style-name="a381" draw:name="CustomShape 5">
          <svg:title/>
          <svg:desc/>
          <text:p text:style-name="a380" text:class-names="" text:cond-style-name=""><text:span text:style-name="a377" text:class-names="">QMiarex
</text:span><text:span text:style-name="a378" text:class-names="">(Plane analysis)</text:span><text:span text:style-name="a379" text:class-names=""/></text:p>
          <draw:enhanced-geometry xmlns:dr3d="urn:oasis:names:tc:opendocument:xmlns:dr3d:1.0" draw:type="non-primitive" svg:viewBox="0 0 21600 21600" draw:enhanced-path="M 0 0 L 21600 0 21600 21600 0 21600 Z N"/>
        </draw:custom-shape>
        <draw:custom-shape svg:x="3.67559in" svg:y="3.25984in" svg:width="1.31732in" svg:height="0.48307in" draw:id="id98" draw:style-name="a386" draw:name="CustomShape 6">
          <svg:title/>
          <svg:desc/>
          <text:p text:style-name="a385" text:class-names="" text:cond-style-name=""><text:span text:style-name="a382" text:class-names="">QXDirect
</text:span><text:span text:style-name="a383" text:class-names="">(XFoil analysis)</text:span><text:span text:style-name="a384" text:class-names=""/></text:p>
          <draw:enhanced-geometry xmlns:dr3d="urn:oasis:names:tc:opendocument:xmlns:dr3d:1.0" draw:type="non-primitive" svg:viewBox="0 0 21600 21600" draw:enhanced-path="M 0 0 L 21600 0 21600 21600 0 21600 Z N"/>
        </draw:custom-shape>
        <draw:custom-shape svg:x="4.32087in" svg:y="1.03071in" svg:width="1.23976in" svg:height="0.87441in" draw:id="id99" draw:style-name="a389" draw:name="CustomShape 7">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67638in" svg:y="0.46181in" svg:width="0.83622in" svg:height="0.33346in" draw:id="id100" draw:style-name="a393" draw:name="CustomShape 8">
          <svg:title/>
          <svg:desc/>
          <text:p text:style-name="a392" text:class-names="" text:cond-style-name=""><text:span text:style-name="a390" text:class-names="">Pointers</text:span><text:span text:style-name="a391" text:class-names=""/></text:p>
          <draw:enhanced-geometry xmlns:dr3d="urn:oasis:names:tc:opendocument:xmlns:dr3d:1.0" draw:type="non-primitive" svg:viewBox="0 0 21600 21600" draw:enhanced-path="M 0 0 L 21600 0 21600 21600 0 21600 Z N"/>
        </draw:custom-shape>
        <draw:custom-shape svg:x="8.53937in" svg:y="0.08937in" svg:width="1.15118in" svg:height="0.3689in" draw:id="id101" draw:style-name="a397" draw:name="CustomShape 9">
          <svg:title/>
          <svg:desc/>
          <text:p text:style-name="a396" text:class-names="" text:cond-style-name=""><text:span text:style-name="a394" text:class-names="">Inheritance</text:span><text:span text:style-name="a395" text:class-names=""/></text:p>
          <draw:enhanced-geometry xmlns:dr3d="urn:oasis:names:tc:opendocument:xmlns:dr3d:1.0" draw:type="non-primitive" svg:viewBox="0 0 2926 939" draw:enhanced-path="M 156 0 L 156 0 148 0 140 1 132 2 124 3 116 5 108 8 100 10 93 13 85 17 78 21 71 25 64 30 58 35 52 40 46 46 40 52 35 58 30 64 25 71 21 78 17 85 13 93 10 100 8 108 5 116 3 124 2 132 1 140 0 148 0 156 0 781 0 781 0 789 1 797 2 805 3 813 5 821 8 829 10 837 13 844 17 852 21 859 25 866 30 873 35 879 40 885 46 891 52 897 58 902 64 907 71 912 78 916 85 920 93 924 100 927 108 929 116 932 124 934 132 935 140 936 148 937 156 937 2768 938 2768 938 2776 938 2784 937 2792 936 2800 935 2808 933 2816 930 2824 928 2831 925 2839 921 2846 917 2853 913 2860 908 2866 903 2872 898 2878 892 2884 886 2889 880 2894 874 2899 867 2903 860 2907 853 2911 845 2914 838 2916 830 2919 822 2921 814 2922 806 2923 798 2924 790 2924 782 2925 156 2925 156 2925 148 2924 140 2923 132 2922 124 2920 116 2917 108 2915 100 2912 93 2908 85 2904 78 2900 71 2895 64 2890 58 2885 52 2879 46 2873 40 2867 35 2861 30 2854 25 2847 21 2840 17 2832 13 2825 10 2817 8 2809 5 2801 3 2793 2 2785 1 2777 0 2769 0 156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26"/>
            <draw:equation draw:name="f7" draw:formula="?f4 / 939"/>
            <draw:equation draw:name="f8" draw:formula="0 / ?f6"/>
            <draw:equation draw:name="f9" draw:formula="?f1 / ?f6"/>
            <draw:equation draw:name="f10" draw:formula="0 / ?f7"/>
            <draw:equation draw:name="f11" draw:formula="?f3 / ?f7"/>
          </draw:enhanced-geometry>
        </draw:custom-shape>
        <draw:custom-shape svg:x="8.53937in" svg:y="0.4437in" svg:width="1.18504in" svg:height="0.00039in" draw:id="id102" draw:style-name="a399" draw:name="CustomShape 10">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38031in" svg:y="0.81457in" svg:width="1.38465in" svg:height="0.33346in" draw:id="id103" draw:style-name="a403" draw:name="CustomShape 11">
          <svg:title/>
          <svg:desc/>
          <text:p text:style-name="a402" text:class-names="" text:cond-style-name=""><text:span text:style-name="a400" text:class-names="">Class members</text:span><text:span text:style-name="a401" text:class-names=""/></text:p>
          <draw:enhanced-geometry xmlns:dr3d="urn:oasis:names:tc:opendocument:xmlns:dr3d:1.0" draw:type="non-primitive" svg:viewBox="0 0 21600 21600" draw:enhanced-path="M 0 0 L 21600 0 21600 21600 0 21600 Z N"/>
        </draw:custom-shape>
        <draw:custom-shape svg:x="0.52362in" svg:y="0.14882in" svg:width="4.55118in" svg:height="0.50039in" draw:id="id104" draw:style-name="a407" draw:name="CustomShape 12">
          <svg:title/>
          <svg:desc/>
          <text:p text:style-name="a406" text:class-names="" text:cond-style-name=""><text:span text:style-name="a404" text:class-names="">The Object / Analysis interfaces</text:span><text:span text:style-name="a405" text:class-names=""/></text:p>
          <draw:enhanced-geometry xmlns:dr3d="urn:oasis:names:tc:opendocument:xmlns:dr3d:1.0" draw:type="non-primitive" svg:viewBox="0 0 21600 21600" draw:enhanced-path="M 0 0 L 21600 0 21600 21600 0 21600 Z N"/>
        </draw:custom-shape>
        <draw:custom-shape svg:x="8.18858in" svg:y="1.6252in" svg:width="1.13898in" svg:height="0.54055in" draw:id="id105" draw:style-name="a411" draw:name="CustomShape 13">
          <svg:title/>
          <svg:desc/>
          <text:p text:style-name="a410" text:class-names="" text:cond-style-name=""><text:span text:style-name="a408" text:class-names="">XFoil</text:span><text:span text:style-name="a409" text:class-names=""/></text:p>
          <draw:enhanced-geometry xmlns:dr3d="urn:oasis:names:tc:opendocument:xmlns:dr3d:1.0" draw:type="non-primitive" svg:viewBox="0 0 2894 1374" draw:enhanced-path="M 228 0 L 228 0 216 0 205 1 193 3 182 5 171 7 160 11 149 14 138 19 127 23 117 29 107 35 97 41 88 48 79 55 71 63 62 71 55 80 47 89 41 98 34 108 28 118 23 128 18 139 14 150 10 161 7 172 4 183 2 194 1 206 0 217 0 229 0 1144 0 1144 0 1156 1 1168 3 1180 5 1191 8 1203 11 1214 15 1225 20 1236 25 1247 31 1258 37 1268 44 1277 51 1287 59 1296 67 1305 76 1313 85 1320 94 1328 104 1334 114 1341 125 1346 136 1351 147 1356 158 1360 169 1363 181 1366 192 1368 204 1370 216 1371 228 1371 2664 1373 2664 1373 2676 1373 2688 1372 2700 1370 2712 1368 2723 1365 2735 1362 2746 1358 2757 1353 2768 1348 2779 1342 2789 1336 2799 1329 2808 1322 2817 1314 2826 1306 2834 1297 2842 1288 2849 1279 2856 1269 2862 1258 2868 1248 2873 1237 2878 1226 2882 1215 2885 1203 2888 1192 2890 1180 2892 1168 2893 1156 2893 1144 2893 228 2893 228 2893 216 2892 204 2890 192 2888 181 2885 169 2882 158 2878 147 2873 136 2868 125 2862 114 2856 104 2849 94 2842 85 2834 76 2826 67 2818 59 2809 51 2799 44 2789 37 2779 31 2769 25 2758 20 2747 15 2736 11 2724 8 2712 5 2701 3 2689 1 2677 0 2665 0 228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4"/>
            <draw:equation draw:name="f7" draw:formula="?f4 / 1374"/>
            <draw:equation draw:name="f8" draw:formula="0 / ?f6"/>
            <draw:equation draw:name="f9" draw:formula="?f1 / ?f6"/>
            <draw:equation draw:name="f10" draw:formula="0 / ?f7"/>
            <draw:equation draw:name="f11" draw:formula="?f3 / ?f7"/>
          </draw:enhanced-geometry>
        </draw:custom-shape>
        <draw:custom-shape svg:x="5.27165in" svg:y="5.25in" svg:width="2.36535in" svg:height="1.26299in" draw:id="id106" draw:style-name="a415" draw:name="CustomShape 14">
          <svg:title/>
          <svg:desc/>
          <text:p text:style-name="a414" text:class-names="" text:cond-style-name=""><text:span text:style-name="a412" text:class-names="">Interface classes</text:span><text:span text:style-name="a4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77441in" svg:y="5.73071in" svg:width="1.35984in" svg:height="0.29921in" draw:id="id107" draw:style-name="a419" draw:name="CustomShape 15">
          <svg:title/>
          <svg:desc/>
          <text:p text:style-name="a418" text:class-names="" text:cond-style-name=""><text:span text:style-name="a416" text:class-names="">LLTAnalysisDlg</text:span><text:span text:style-name="a417" text:class-names=""/></text:p>
          <draw:enhanced-geometry xmlns:dr3d="urn:oasis:names:tc:opendocument:xmlns:dr3d:1.0" draw:type="non-primitive" svg:viewBox="0 0 21600 21600" draw:enhanced-path="M 0 0 L 21600 0 21600 21600 0 21600 Z N"/>
        </draw:custom-shape>
        <draw:custom-shape svg:x="5.70079in" svg:y="6.07559in" svg:width="1.50748in" svg:height="0.29921in" draw:id="id108" draw:style-name="a423" draw:name="CustomShape 16">
          <svg:title/>
          <svg:desc/>
          <text:p text:style-name="a422" text:class-names="" text:cond-style-name=""><text:span text:style-name="a420" text:class-names="">PanelAnalysisDlg</text:span><text:span text:style-name="a421" text:class-names=""/></text:p>
          <draw:enhanced-geometry xmlns:dr3d="urn:oasis:names:tc:opendocument:xmlns:dr3d:1.0" draw:type="non-primitive" svg:viewBox="0 0 21600 21600" draw:enhanced-path="M 0 0 L 21600 0 21600 21600 0 21600 Z N"/>
        </draw:custom-shape>
        <draw:custom-shape svg:x="8.13031in" svg:y="5.7315in" svg:width="1.59449in" svg:height="0.79134in" draw:id="id109" draw:style-name="a427" draw:name="CustomShape 17">
          <svg:title/>
          <svg:desc/>
          <text:p text:style-name="a426" text:class-names="" text:cond-style-name=""><text:span text:style-name="a424" text:class-names="">PanelAnalysis</text:span><text:span text:style-name="a425" text:class-names=""/></text:p>
          <draw:enhanced-geometry xmlns:dr3d="urn:oasis:names:tc:opendocument:xmlns:dr3d:1.0" draw:type="non-primitive" svg:viewBox="0 0 4052 2012" draw:enhanced-path="M 335 0 L 335 0 317 0 300 2 283 4 265 7 248 11 231 16 215 22 199 29 183 37 168 45 153 54 138 64 124 75 111 86 98 98 86 111 75 124 64 138 54 153 45 167 37 183 29 199 22 215 16 231 11 248 7 265 4 283 2 300 0 317 0 335 0 1675 0 1675 0 1693 2 1710 4 1727 7 1745 11 1762 16 1779 22 1795 29 1811 37 1827 45 1843 54 1857 64 1872 75 1886 86 1899 98 1912 111 1924 124 1935 138 1946 153 1956 168 1965 183 1973 199 1981 215 1988 231 1994 248 1999 265 2003 283 2006 300 2008 317 2010 335 2010 3715 2011 3715 2011 3733 2011 3750 2009 3767 2007 3785 2004 3802 2000 3819 1995 3835 1989 3851 1982 3867 1974 3883 1966 3897 1957 3912 1947 3926 1936 3939 1925 3952 1913 3964 1900 3975 1887 3986 1873 3996 1858 4005 1843 4013 1828 4021 1812 4028 1796 4034 1780 4039 1763 4043 1746 4046 1728 4048 1711 4050 1694 4050 1676 4051 335 4051 335 4051 317 4049 300 4047 283 4044 265 4040 248 4035 231 4029 215 4022 199 4014 183 4006 168 3997 153 3987 138 3976 124 3965 111 3953 98 3940 86 3927 75 3913 64 3898 54 3884 45 3868 37 3852 29 3836 22 3820 16 3803 11 3786 7 3768 4 3751 2 3734 0 3716 0 33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52"/>
            <draw:equation draw:name="f7" draw:formula="?f4 / 2012"/>
            <draw:equation draw:name="f8" draw:formula="0 / ?f6"/>
            <draw:equation draw:name="f9" draw:formula="?f1 / ?f6"/>
            <draw:equation draw:name="f10" draw:formula="0 / ?f7"/>
            <draw:equation draw:name="f11" draw:formula="?f3 / ?f7"/>
          </draw:enhanced-geometry>
        </draw:custom-shape>
        <draw:custom-shape svg:x="4.35591in" svg:y="4.37126in" svg:width="1.41614in" svg:height="1.48819in" draw:id="id110" draw:style-name="a430" draw:name="CustomShape 18">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4.35591in" svg:y="4.3689in" svg:width="1.34213in" svg:height="1.82953in" draw:id="id111" draw:style-name="a433" draw:name="CustomShape 19">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7.2063in" svg:y="6.12717in" svg:width="0.92087in" svg:height="0.07323in" draw:id="id112" draw:style-name="a436" draw:name="CustomShape 20">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7.13504in" svg:y="5.14646in" svg:width="1.00157in" svg:height="0.71299in" draw:id="id113" draw:style-name="a439" draw:name="CustomShape 21">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70079in" svg:y="2.87953in" svg:width="2.5063in" svg:height="1.56063in" draw:id="id114" draw:style-name="a443" draw:name="CustomShape 22">
          <svg:title/>
          <svg:desc/>
          <text:p text:style-name="a442" text:class-names="" text:cond-style-name=""><text:span text:style-name="a440" text:class-names="">Interface classes</text:span><text:span text:style-name="a4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12874in" svg:y="3.60984in" svg:width="1.57126in" svg:height="0.29921in" draw:id="id115" draw:style-name="a447" draw:name="CustomShape 23">
          <svg:title/>
          <svg:desc/>
          <text:p text:style-name="a446" text:class-names="" text:cond-style-name=""><text:span text:style-name="a444" text:class-names="">BatchDlgAnalysis</text:span><text:span text:style-name="a445" text:class-names=""/></text:p>
          <draw:enhanced-geometry xmlns:dr3d="urn:oasis:names:tc:opendocument:xmlns:dr3d:1.0" draw:type="non-primitive" svg:viewBox="0 0 21600 21600" draw:enhanced-path="M 0 0 L 21600 0 21600 21600 0 21600 Z N"/>
        </draw:custom-shape>
        <draw:custom-shape svg:x="6.01142in" svg:y="3.97244in" svg:width="2.08071in" svg:height="0.29921in" draw:id="id116" draw:style-name="a451" draw:name="CustomShape 24">
          <svg:title/>
          <svg:desc/>
          <text:p text:style-name="a450" text:class-names="" text:cond-style-name=""><text:span text:style-name="a448" text:class-names="">MultiThreadedAnalysis</text:span><text:span text:style-name="a449" text:class-names=""/></text:p>
          <draw:enhanced-geometry xmlns:dr3d="urn:oasis:names:tc:opendocument:xmlns:dr3d:1.0" draw:type="non-primitive" svg:viewBox="0 0 21600 21600" draw:enhanced-path="M 0 0 L 21600 0 21600 21600 0 21600 Z N"/>
        </draw:custom-shape>
        <draw:custom-shape svg:x="6.25118in" svg:y="3.28031in" svg:width="1.22913in" svg:height="0.29921in" draw:id="id117" draw:style-name="a455" draw:name="CustomShape 25">
          <svg:title/>
          <svg:desc/>
          <text:p text:style-name="a454" text:class-names="" text:cond-style-name=""><text:span text:style-name="a452" text:class-names="">XFoilAnalysis</text:span><text:span text:style-name="a453" text:class-names=""/></text:p>
          <draw:enhanced-geometry xmlns:dr3d="urn:oasis:names:tc:opendocument:xmlns:dr3d:1.0" draw:type="non-primitive" svg:viewBox="0 0 21600 21600" draw:enhanced-path="M 0 0 L 21600 0 21600 21600 0 21600 Z N"/>
        </draw:custom-shape>
        <draw:custom-shape svg:x="8.44843in" svg:y="2.74213in" svg:width="1.13898in" svg:height="0.79134in" draw:id="id118" draw:style-name="a459" draw:name="CustomShape 26">
          <svg:title/>
          <svg:desc/>
          <text:p text:style-name="a458" text:class-names="" text:cond-style-name=""><text:span text:style-name="a456" text:class-names="">XFoilTask</text:span><text:span text:style-name="a457" text:class-names=""/></text:p>
          <draw:enhanced-geometry xmlns:dr3d="urn:oasis:names:tc:opendocument:xmlns:dr3d:1.0" draw:type="non-primitive" svg:viewBox="0 0 2895 2012" draw:enhanced-path="M 335 0 L 335 0 317 0 300 2 283 4 265 7 248 11 231 16 215 22 199 29 183 37 168 45 153 54 138 64 124 75 111 86 98 98 86 111 75 124 64 138 54 153 45 167 37 183 29 199 22 215 16 231 11 248 7 265 4 283 2 300 0 317 0 335 0 1675 0 1675 0 1693 2 1710 4 1727 7 1745 11 1762 16 1779 22 1795 29 1811 37 1827 45 1843 54 1857 64 1872 75 1886 86 1899 98 1912 111 1924 124 1935 138 1946 153 1956 168 1965 183 1973 199 1981 215 1988 231 1994 248 1999 265 2003 283 2006 300 2008 317 2010 335 2010 2558 2011 2558 2011 2576 2011 2593 2009 2610 2007 2628 2004 2645 2000 2662 1995 2678 1989 2694 1982 2710 1974 2726 1966 2740 1957 2755 1947 2769 1936 2782 1925 2795 1913 2807 1900 2818 1887 2829 1873 2839 1858 2848 1843 2856 1828 2864 1812 2871 1796 2877 1780 2882 1763 2886 1746 2889 1728 2891 1711 2893 1694 2893 1676 2894 335 2894 335 2894 317 2892 300 2890 283 2887 265 2883 248 2878 231 2872 215 2865 199 2857 183 2849 168 2840 153 2830 138 2819 124 2808 111 2796 98 2783 86 2770 75 2756 64 2741 54 2727 45 2711 37 2695 29 2679 22 2663 16 2646 11 2629 7 2611 4 2594 2 2577 0 2559 0 33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5"/>
            <draw:equation draw:name="f7" draw:formula="?f4 / 2012"/>
            <draw:equation draw:name="f8" draw:formula="0 / ?f6"/>
            <draw:equation draw:name="f9" draw:formula="?f1 / ?f6"/>
            <draw:equation draw:name="f10" draw:formula="0 / ?f7"/>
            <draw:equation draw:name="f11" draw:formula="?f3 / ?f7"/>
          </draw:enhanced-geometry>
        </draw:custom-shape>
        <draw:custom-shape svg:x="8.62008in" svg:y="0.83346in" svg:width="1.10197in" svg:height="0.00039in" draw:id="id119" draw:style-name="a461" draw:name="CustomShape 27">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2878in" svg:y="1.89567in" svg:width="2.89803in" svg:height="0.91142in" draw:id="id120" draw:style-name="a464" draw:name="CustomShape 28">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75827in" svg:y="2.16614in" svg:width="0.25945in" svg:height="0.57559in" draw:id="id121" draw:style-name="a467" draw:name="CustomShape 29">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7.48071in" svg:y="3.1378in" svg:width="0.96732in" svg:height="0.25276in" draw:id="id122" draw:style-name="a470" draw:name="CustomShape 30">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7.70039in" svg:y="3.13543in" svg:width="0.74764in" svg:height="0.58228in" draw:id="id123" draw:style-name="a473" draw:name="CustomShape 31">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8.09252in" svg:y="3.13543in" svg:width="0.35591in" svg:height="0.9815in" draw:id="id124" draw:style-name="a476" draw:name="CustomShape 32">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4.99094in" svg:y="3.39094in" svg:width="1.25787in" svg:height="0.12008in" draw:id="id125" draw:style-name="a479" draw:name="CustomShape 33">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4.99094in" svg:y="3.51142in" svg:width="1.13504in" svg:height="0.20866in" draw:id="id126" draw:style-name="a482" draw:name="CustomShape 34">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4.99094in" svg:y="3.51142in" svg:width="1.01772in" svg:height="0.60787in" draw:id="id127" draw:style-name="a485" draw:name="CustomShape 35">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5.56063in" svg:y="1.03071in" svg:width="2.6248in" svg:height="0.86457in" draw:id="id128" draw:style-name="a488" draw:name="CustomShape 36">
          <svg:title/>
          <svg:desc/>
          <draw:enhanced-geometry xmlns:dr3d="urn:oasis:names:tc:opendocument:xmlns:dr3d:1.0" draw:type="non-primitive" svg:viewBox="0 0 21600 21600" draw:enhanced-path="M 0 0 L 21600 21600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2.56614in" svg:y="5.48268in" svg:width="1.90157in" svg:height="0.8752in" draw:id="id129" draw:style-name="a496" draw:name="CustomShape 37">
          <svg:title/>
          <svg:desc/>
          <text:p text:style-name="a491" text:class-names="" text:cond-style-name=""><text:span text:style-name="a489" text:class-names="">Object3D</text:span><text:span text:style-name="a490" text:class-names=""/></text:p>
          <text:p text:style-name="a494" text:class-names="" text:cond-style-name=""><text:span text:style-name="a492" text:class-names="">Plane, WPolar, PlaneOpp object arrays</text:span><text:span text:style-name="a493" text:class-names=""/></text:p>
          <draw:enhanced-geometry xmlns:dr3d="urn:oasis:names:tc:opendocument:xmlns:dr3d:1.0" draw:type="non-primitive" svg:viewBox="0 0 21600 21600" draw:enhanced-path="M 0 0 L 21600 0 21600 21600 0 21600 Z N"/>
        </draw:custom-shape>
        <draw:custom-shape svg:x="3.51693in" svg:y="4.3689in" svg:width="0.84055in" svg:height="1.11142in" draw:id="id130" draw:style-name="a499" draw:name="CustomShape 38">
          <svg:title/>
          <svg:desc/>
          <draw:enhanced-geometry xmlns:dr3d="urn:oasis:names:tc:opendocument:xmlns:dr3d:1.0" draw:type="non-primitive" svg:viewBox="0 0 21600 21600" draw:enhanced-path="M 0 0 L 21600 21600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0.50984in" svg:y="2.16614in" svg:width="1.67913in" svg:height="5.12992in" draw:id="id131" draw:style-name="a503" draw:name="CustomShape 39">
          <svg:title/>
          <svg:desc/>
          <text:p text:style-name="a502" text:class-names="" text:cond-style-name=""><text:span text:style-name="a500" text:class-names="">Object classes</text:span><text:span text:style-name="a501" text:class-names=""/></text:p>
          <draw:enhanced-geometry xmlns:dr3d="urn:oasis:names:tc:opendocument:xmlns:dr3d:1.0" draw:type="non-primitive" svg:viewBox="0 0 21600 21600" draw:enhanced-path="M 0 0 L 21600 0 21600 21600 0 21600 Z N"/>
        </draw:custom-shape>
        <draw:custom-shape svg:x="0.66693in" svg:y="4.04606in" svg:width="0.65512in" svg:height="0.29882in" draw:id="id132" draw:style-name="a507" draw:name="CustomShape 40">
          <svg:title/>
          <svg:desc/>
          <text:p text:style-name="a506" text:class-names="" text:cond-style-name=""><text:span text:style-name="a504" text:class-names="">Plane</text:span><text:span text:style-name="a505" text:class-names=""/></text:p>
          <draw:enhanced-geometry xmlns:dr3d="urn:oasis:names:tc:opendocument:xmlns:dr3d:1.0" draw:type="non-primitive" svg:viewBox="0 0 21600 21600" draw:enhanced-path="M 0 0 L 21600 0 21600 21600 0 21600 Z N"/>
        </draw:custom-shape>
        <draw:custom-shape svg:x="0.66693in" svg:y="4.35354in" svg:width="0.76496in" svg:height="0.29882in" draw:id="id133" draw:style-name="a511" draw:name="CustomShape 41">
          <svg:title/>
          <svg:desc/>
          <text:p text:style-name="a510" text:class-names="" text:cond-style-name=""><text:span text:style-name="a508" text:class-names="">Body</text:span><text:span text:style-name="a509" text:class-names=""/></text:p>
          <draw:enhanced-geometry xmlns:dr3d="urn:oasis:names:tc:opendocument:xmlns:dr3d:1.0" draw:type="non-primitive" svg:viewBox="0 0 21600 21600" draw:enhanced-path="M 0 0 L 21600 0 21600 21600 0 21600 Z N"/>
        </draw:custom-shape>
        <draw:custom-shape svg:x="0.66693in" svg:y="5.59252in" svg:width="0.6in" svg:height="0.29882in" draw:id="id134" draw:style-name="a515" draw:name="CustomShape 42">
          <svg:title/>
          <svg:desc/>
          <text:p text:style-name="a514" text:class-names="" text:cond-style-name=""><text:span text:style-name="a512" text:class-names="">Wing</text:span><text:span text:style-name="a513" text:class-names=""/></text:p>
          <draw:enhanced-geometry xmlns:dr3d="urn:oasis:names:tc:opendocument:xmlns:dr3d:1.0" draw:type="non-primitive" svg:viewBox="0 0 21600 21600" draw:enhanced-path="M 0 0 L 21600 0 21600 21600 0 21600 Z N"/>
        </draw:custom-shape>
        <draw:custom-shape svg:x="0.66693in" svg:y="6.21693in" svg:width="0.95354in" svg:height="0.29882in" draw:id="id135" draw:style-name="a519" draw:name="CustomShape 43">
          <svg:title/>
          <svg:desc/>
          <text:p text:style-name="a518" text:class-names="" text:cond-style-name=""><text:span text:style-name="a516" text:class-names="">WPolar</text:span><text:span text:style-name="a517" text:class-names=""/></text:p>
          <draw:enhanced-geometry xmlns:dr3d="urn:oasis:names:tc:opendocument:xmlns:dr3d:1.0" draw:type="non-primitive" svg:viewBox="0 0 21600 21600" draw:enhanced-path="M 0 0 L 21600 0 21600 21600 0 21600 Z N"/>
        </draw:custom-shape>
        <draw:custom-shape svg:x="0.66693in" svg:y="6.52441in" svg:width="1.0752in" svg:height="0.29882in" draw:id="id136" draw:style-name="a523" draw:name="CustomShape 44">
          <svg:title/>
          <svg:desc/>
          <text:p text:style-name="a522" text:class-names="" text:cond-style-name=""><text:span text:style-name="a520" text:class-names="">PlaneOpp</text:span><text:span text:style-name="a521" text:class-names=""/></text:p>
          <draw:enhanced-geometry xmlns:dr3d="urn:oasis:names:tc:opendocument:xmlns:dr3d:1.0" draw:type="non-primitive" svg:viewBox="0 0 21600 21600" draw:enhanced-path="M 0 0 L 21600 0 21600 21600 0 21600 Z N"/>
        </draw:custom-shape>
        <draw:custom-shape svg:x="0.66693in" svg:y="4.66063in" svg:width="1.33543in" svg:height="0.29882in" draw:id="id137" draw:style-name="a527" draw:name="CustomShape 45">
          <svg:title/>
          <svg:desc/>
          <text:p text:style-name="a526" text:class-names="" text:cond-style-name=""><text:span text:style-name="a524" text:class-names="">Frame (Body)</text:span><text:span text:style-name="a525" text:class-names=""/></text:p>
          <draw:enhanced-geometry xmlns:dr3d="urn:oasis:names:tc:opendocument:xmlns:dr3d:1.0" draw:type="non-primitive" svg:viewBox="0 0 21600 21600" draw:enhanced-path="M 0 0 L 21600 0 21600 21600 0 21600 Z N"/>
        </draw:custom-shape>
        <draw:custom-shape svg:x="0.66693in" svg:y="4.96811in" svg:width="1.43268in" svg:height="0.29882in" draw:id="id138" draw:style-name="a531" draw:name="CustomShape 46">
          <svg:title/>
          <svg:desc/>
          <text:p text:style-name="a530" text:class-names="" text:cond-style-name=""><text:span text:style-name="a528" text:class-names="">NURBSSurface</text:span><text:span text:style-name="a529" text:class-names=""/></text:p>
          <draw:enhanced-geometry xmlns:dr3d="urn:oasis:names:tc:opendocument:xmlns:dr3d:1.0" draw:type="non-primitive" svg:viewBox="0 0 21600 21600" draw:enhanced-path="M 0 0 L 21600 0 21600 21600 0 21600 Z N"/>
        </draw:custom-shape>
        <draw:custom-shape svg:x="0.66693in" svg:y="5.27913in" svg:width="1.17795in" svg:height="0.30039in" draw:id="id139" draw:style-name="a535" draw:name="CustomShape 47">
          <svg:title/>
          <svg:desc/>
          <text:p text:style-name="a534" text:class-names="" text:cond-style-name=""><text:span text:style-name="a532" text:class-names="">PointMass</text:span><text:span text:style-name="a533" text:class-names=""/></text:p>
          <draw:enhanced-geometry xmlns:dr3d="urn:oasis:names:tc:opendocument:xmlns:dr3d:1.0" draw:type="non-primitive" svg:viewBox="0 0 21600 21600" draw:enhanced-path="M 0 0 L 21600 0 21600 21600 0 21600 Z N"/>
        </draw:custom-shape>
        <draw:custom-shape svg:x="0.66693in" svg:y="5.90354in" svg:width="1.17795in" svg:height="0.30039in" draw:id="id140" draw:style-name="a539" draw:name="CustomShape 48">
          <svg:title/>
          <svg:desc/>
          <text:p text:style-name="a538" text:class-names="" text:cond-style-name=""><text:span text:style-name="a536" text:class-names="">WingSection</text:span><text:span text:style-name="a537" text:class-names=""/></text:p>
          <draw:enhanced-geometry xmlns:dr3d="urn:oasis:names:tc:opendocument:xmlns:dr3d:1.0" draw:type="non-primitive" svg:viewBox="0 0 21600 21600" draw:enhanced-path="M 0 0 L 21600 0 21600 21600 0 21600 Z N"/>
        </draw:custom-shape>
        <draw:custom-shape svg:x="0.66654in" svg:y="6.8563in" svg:width="1.0752in" svg:height="0.29882in" draw:id="id141" draw:style-name="a543" draw:name="CustomShape 49">
          <svg:title/>
          <svg:desc/>
          <text:p text:style-name="a542" text:class-names="" text:cond-style-name=""><text:span text:style-name="a540" text:class-names="">Spline</text:span><text:span text:style-name="a541" text:class-names=""/></text:p>
          <draw:enhanced-geometry xmlns:dr3d="urn:oasis:names:tc:opendocument:xmlns:dr3d:1.0" draw:type="non-primitive" svg:viewBox="0 0 21600 21600" draw:enhanced-path="M 0 0 L 21600 0 21600 21600 0 21600 Z N"/>
        </draw:custom-shape>
        <draw:custom-shape svg:x="1.91732in" svg:y="1.25512in" svg:width="1.54843in" svg:height="0.49843in" draw:id="id142" draw:style-name="a547" draw:name="CustomShape 50">
          <svg:title/>
          <svg:desc/>
          <text:p text:style-name="a546" text:class-names="" text:cond-style-name=""><text:span text:style-name="a544" text:class-names="">Static member object arrays</text:span><text:span text:style-name="a545" text:class-names=""/></text:p>
          <draw:enhanced-geometry xmlns:dr3d="urn:oasis:names:tc:opendocument:xmlns:dr3d:1.0" draw:type="non-primitive" svg:viewBox="0 0 21600 21600" draw:enhanced-path="M 0 0 L 21600 0 21600 21600 0 21600 Z N"/>
        </draw:custom-shape>
        <draw:custom-shape svg:x="0.6189in" svg:y="2.74213in" svg:width="1.38346in" svg:height="1.15709in" draw:id="id143" draw:style-name="a548" draw:name="CustomShape 51">
          <svg:title/>
          <svg:desc/>
          <draw:enhanced-geometry xmlns:dr3d="urn:oasis:names:tc:opendocument:xmlns:dr3d:1.0" draw:type="non-primitive" svg:viewBox="0 0 3516 2940" draw:enhanced-path="M 489 0 L 489 0 464 1 439 3 415 6 390 10 366 16 342 22 319 31 296 40 273 50 251 62 230 74 209 88 189 103 170 118 152 135 134 152 118 171 102 190 87 210 74 231 61 252 50 274 39 297 30 320 22 343 15 367 10 391 6 416 2 440 1 465 0 490 0 2450 0 2450 1 2476 3 2501 6 2526 11 2552 17 2577 24 2601 32 2625 42 2649 53 2672 66 2695 79 2716 93 2737 109 2758 126 2777 143 2796 162 2813 181 2830 202 2846 223 2860 245 2873 267 2886 290 2897 314 2907 338 2915 362 2922 387 2928 413 2933 438 2936 463 2938 489 2939 3025 2939 3025 2938 3051 2937 3076 2935 3101 2932 3126 2927 3151 2921 3176 2914 3200 2905 3223 2896 3246 2885 3269 2872 3291 2859 3312 2844 3332 2829 3351 2812 3370 2795 3387 2776 3404 2757 3419 2737 3434 2716 3447 2694 3460 2671 3471 2648 3480 2625 3489 2601 3496 2576 3502 2551 3507 2526 3510 2501 3512 2476 3513 2450 3515 489 3515 489 3514 463 3512 438 3509 413 3504 387 3498 363 3491 338 3483 314 3473 290 3462 267 3450 245 3436 223 3422 202 3406 182 3389 162 3372 144 3353 126 3334 109 3313 94 3292 79 3271 66 3248 54 3225 43 3201 33 3177 24 3153 17 3128 11 3103 6 3077 3 3052 1 3026 0 489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6"/>
            <draw:equation draw:name="f7" draw:formula="?f4 / 2940"/>
            <draw:equation draw:name="f8" draw:formula="0 / ?f6"/>
            <draw:equation draw:name="f9" draw:formula="?f1 / ?f6"/>
            <draw:equation draw:name="f10" draw:formula="0 / ?f7"/>
            <draw:equation draw:name="f11" draw:formula="?f3 / ?f7"/>
          </draw:enhanced-geometry>
        </draw:custom-shape>
        <draw:custom-shape svg:x="0.66693in" svg:y="2.82126in" svg:width="0.74882in" svg:height="0.29882in" draw:id="id144" draw:style-name="a552" draw:name="CustomShape 52">
          <svg:title/>
          <svg:desc/>
          <text:p text:style-name="a551" text:class-names="" text:cond-style-name=""><text:span text:style-name="a549" text:class-names="">Foil</text:span><text:span text:style-name="a550" text:class-names=""/></text:p>
          <draw:enhanced-geometry xmlns:dr3d="urn:oasis:names:tc:opendocument:xmlns:dr3d:1.0" draw:type="non-primitive" svg:viewBox="0 0 21600 21600" draw:enhanced-path="M 0 0 L 21600 0 21600 21600 0 21600 Z N"/>
        </draw:custom-shape>
        <draw:custom-shape svg:x="0.66693in" svg:y="3.12835in" svg:width="0.67638in" svg:height="0.29882in" draw:id="id145" draw:style-name="a556" draw:name="CustomShape 53">
          <svg:title/>
          <svg:desc/>
          <text:p text:style-name="a555" text:class-names="" text:cond-style-name=""><text:span text:style-name="a553" text:class-names="">Polar</text:span><text:span text:style-name="a554" text:class-names=""/></text:p>
          <draw:enhanced-geometry xmlns:dr3d="urn:oasis:names:tc:opendocument:xmlns:dr3d:1.0" draw:type="non-primitive" svg:viewBox="0 0 21600 21600" draw:enhanced-path="M 0 0 L 21600 0 21600 21600 0 21600 Z N"/>
        </draw:custom-shape>
        <draw:custom-shape svg:x="0.66693in" svg:y="3.43543in" svg:width="0.95354in" svg:height="0.29882in" draw:id="id146" draw:style-name="a560" draw:name="CustomShape 54">
          <svg:title/>
          <svg:desc/>
          <text:p text:style-name="a559" text:class-names="" text:cond-style-name=""><text:span text:style-name="a557" text:class-names="">OpPoint</text:span><text:span text:style-name="a558" text:class-names=""/></text:p>
          <draw:enhanced-geometry xmlns:dr3d="urn:oasis:names:tc:opendocument:xmlns:dr3d:1.0" draw:type="non-primitive" svg:viewBox="0 0 21600 21600" draw:enhanced-path="M 0 0 L 21600 0 21600 21600 0 21600 Z N"/>
        </draw:custom-shape>
        <draw:custom-shape svg:x="2.00236in" svg:y="1.74843in" svg:width="0.68898in" svg:height="1.57205in" draw:id="id147" draw:style-name="a562" draw:name="CustomShape 55">
          <svg:title/>
          <svg:desc/>
          <draw:enhanced-geometry xmlns:dr3d="urn:oasis:names:tc:opendocument:xmlns:dr3d:1.0" draw:type="non-primitive" svg:viewBox="0 0 21600 21600" draw:enhanced-path="M 0 0 L 21600 2160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2.69173in" svg:y="1.74843in" svg:width="0.98346in" svg:height="2.37087in" draw:id="id148" draw:style-name="a565" draw:name="CustomShape 56">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2.69173in" svg:y="1.74843in" svg:width="0.98346in" svg:height="1.7626in" draw:id="id149" draw:style-name="a568" draw:name="CustomShape 57">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ustom-shape svg:x="2.69173in" svg:y="1.74843in" svg:width="0.8626in" svg:height="1.05866in" draw:id="id150" draw:style-name="a571" draw:name="CustomShape 58">
          <svg:title/>
          <svg:desc/>
          <draw:enhanced-geometry xmlns:dr3d="urn:oasis:names:tc:opendocument:xmlns:dr3d:1.0" draw:type="non-primitive" svg:viewBox="0 0 21600 21600" draw:enhanced-path="M 0 0 L 21600 216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lank Slide"/>
    <style:presentation-page-layout style:name="Master1-PPL2" style:display-name="Title Slide">
      <presentation:placeholder presentation:object="title" svg:x="0.75in" svg:y="2.32992in" svg:width="8.49961in" svg:height="1.60709in"/>
      <presentation:placeholder presentation:object="subtitle" svg:x="0.5in" svg:y="1.75472in" svg:width="8.99921in" svg:height="4.34921in"/>
    </style:presentation-page-layout>
    <style:presentation-page-layout style:name="Master1-PPL3" style:display-name="Title, Content">
      <presentation:placeholder presentation:object="title" svg:x="0.75in" svg:y="2.32992in" svg:width="8.49961in" svg:height="1.60709in"/>
      <presentation:placeholder presentation:object="outline" svg:x="0.5in" svg:y="1.75472in" svg:width="8.99921in" svg:height="4.34921in"/>
    </style:presentation-page-layout>
    <style:presentation-page-layout style:name="Master1-PPL4" style:display-name="Title, 2 Content">
      <presentation:placeholder presentation:object="title" svg:x="0.75in" svg:y="2.32992in" svg:width="8.49961in" svg:height="1.60709in"/>
      <presentation:placeholder presentation:object="outline" svg:x="0.5in" svg:y="1.75472in" svg:width="4.39134in" svg:height="4.34921in"/>
      <presentation:placeholder presentation:object="outline" svg:x="5.11142in" svg:y="1.75472in" svg:width="4.39134in" svg:height="4.34921in"/>
    </style:presentation-page-layout>
    <style:presentation-page-layout style:name="Master1-PPL5" style:display-name="Title Only">
      <presentation:placeholder presentation:object="title" svg:x="0.75in" svg:y="2.32992in" svg:width="8.49961in" svg:height="1.60709in"/>
    </style:presentation-page-layout>
    <style:presentation-page-layout style:name="Master1-PPL6" style:display-name="Centered Text">
      <presentation:placeholder presentation:object="subtitle" svg:x="0.75in" svg:y="2.32992in" svg:width="8.49961in" svg:height="7.45079in"/>
    </style:presentation-page-layout>
    <style:presentation-page-layout style:name="Master1-PPL7" style:display-name="Title, 2 Content and Content">
      <presentation:placeholder presentation:object="title" svg:x="0.75in" svg:y="2.32992in" svg:width="8.49961in" svg:height="1.60709in"/>
      <presentation:placeholder presentation:object="outline" svg:x="0.5in" svg:y="1.75472in" svg:width="4.39134in" svg:height="2.07441in"/>
      <presentation:placeholder presentation:object="outline" svg:x="0.5in" svg:y="4.02677in" svg:width="4.39134in" svg:height="2.07441in"/>
      <presentation:placeholder presentation:object="outline" svg:x="5.11142in" svg:y="1.75472in" svg:width="4.39134in" svg:height="4.34921in"/>
    </style:presentation-page-layout>
    <style:presentation-page-layout style:name="Master1-PPL8" style:display-name="Title Content and 2 Content">
      <presentation:placeholder presentation:object="title" svg:x="0.75in" svg:y="2.32992in" svg:width="8.49961in" svg:height="1.60709in"/>
      <presentation:placeholder presentation:object="outline" svg:x="0.5in" svg:y="1.75472in" svg:width="4.39134in" svg:height="4.34921in"/>
      <presentation:placeholder presentation:object="outline" svg:x="5.11142in" svg:y="1.75472in" svg:width="4.39134in" svg:height="2.07441in"/>
      <presentation:placeholder presentation:object="outline" svg:x="5.11142in" svg:y="4.02677in" svg:width="4.39134in" svg:height="2.07441in"/>
    </style:presentation-page-layout>
    <style:presentation-page-layout style:name="Master1-PPL9" style:display-name="Title, 2 Content over Content">
      <presentation:placeholder presentation:object="title" svg:x="0.75in" svg:y="2.32992in" svg:width="8.49961in" svg:height="1.60709in"/>
      <presentation:placeholder presentation:object="outline" svg:x="0.5in" svg:y="1.75472in" svg:width="4.39134in" svg:height="2.07441in"/>
      <presentation:placeholder presentation:object="outline" svg:x="5.11142in" svg:y="1.75472in" svg:width="4.39134in" svg:height="2.07441in"/>
      <presentation:placeholder presentation:object="outline" svg:x="0.5in" svg:y="4.02677in" svg:width="8.99921in" svg:height="2.07441in"/>
    </style:presentation-page-layout>
    <style:presentation-page-layout style:name="Master1-PPL10" style:display-name="Title, Content over Content">
      <presentation:placeholder presentation:object="title" svg:x="0.75in" svg:y="2.32992in" svg:width="8.49961in" svg:height="1.60709in"/>
      <presentation:placeholder presentation:object="outline" svg:x="0.5in" svg:y="1.75472in" svg:width="8.99921in" svg:height="2.07441in"/>
      <presentation:placeholder presentation:object="outline" svg:x="0.5in" svg:y="4.02677in" svg:width="8.99921in" svg:height="2.07441in"/>
    </style:presentation-page-layout>
    <style:presentation-page-layout style:name="Master1-PPL11" style:display-name="Title, 4 Content">
      <presentation:placeholder presentation:object="title" svg:x="0.75in" svg:y="2.32992in" svg:width="8.49961in" svg:height="1.60709in"/>
      <presentation:placeholder presentation:object="outline" svg:x="0.5in" svg:y="1.75472in" svg:width="4.39134in" svg:height="2.07441in"/>
      <presentation:placeholder presentation:object="outline" svg:x="5.11142in" svg:y="1.75472in" svg:width="4.39134in" svg:height="2.07441in"/>
      <presentation:placeholder presentation:object="outline" svg:x="5.11142in" svg:y="4.02677in" svg:width="4.39134in" svg:height="2.07441in"/>
      <presentation:placeholder presentation:object="outline" svg:x="0.5in" svg:y="4.02677in" svg:width="4.39134in" svg:height="2.07441in"/>
    </style:presentation-page-layout>
    <style:presentation-page-layout style:name="Master1-PPL12" style:display-name="Title, 6 Content">
      <presentation:placeholder presentation:object="title" svg:x="0.75in" svg:y="2.32992in" svg:width="8.49961in" svg:height="1.60709in"/>
      <presentation:placeholder presentation:object="outline" svg:x="0.5in" svg:y="1.75472in" svg:width="8.99921in" svg:height="4.34921in"/>
      <presentation:placeholder presentation:object="outline" svg:x="0.5in" svg:y="1.75472in" svg:width="8.99921in" svg:height="4.34921in"/>
    </style:presentation-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227" svg:viewBox="0 0 20 30" svg:d="m10 0-10 30h20z"/>
    <draw:marker draw:name="a481" svg:viewBox="0 0 20 30" svg:d="m10 0-10 30h20z"/>
    <draw:marker draw:name="a438" svg:viewBox="0 0 20 30" svg:d="m10 0-10 30h20z"/>
    <draw:marker draw:name="a228" svg:viewBox="0 0 20 30" svg:d="m10 0-10 30h20z"/>
    <draw:marker draw:name="a566" svg:viewBox="0 0 20 30" svg:d="m10 0-10 30h20z"/>
    <draw:marker draw:name="a355" svg:viewBox="0 0 20 30" svg:d="m10 0-10 30h20z"/>
    <draw:marker draw:name="a483" svg:viewBox="0 0 20 30" svg:d="m10 0-10 30h20z"/>
    <draw:marker draw:name="a567" svg:viewBox="0 0 20 30" svg:d="m10 0-10 30h20z"/>
    <draw:marker draw:name="a484" svg:viewBox="0 0 20 30" svg:d="m10 0-10 30h20z"/>
    <draw:marker draw:name="a569" svg:viewBox="0 0 20 30" svg:d="m10 0-10 30h20z"/>
    <draw:marker draw:name="a486" svg:viewBox="0 0 20 30" svg:d="m10 0-10 30h20z"/>
    <draw:marker draw:name="a487" svg:viewBox="0 0 20 30" svg:d="m10 0-10 30h20z"/>
    <draw:marker draw:name="a331" svg:viewBox="0 0 20 30" svg:d="m10 0-10 30h20z"/>
    <draw:marker draw:name="a333" svg:viewBox="0 0 20 30" svg:d="m10 0-10 30h20z"/>
    <draw:marker draw:name="a460" svg:viewBox="0 0 20 30" svg:d="m10 0-10 30h20z"/>
    <draw:marker draw:name="a335" svg:viewBox="0 0 20 30" svg:d="m10 0-10 30h20z"/>
    <draw:marker draw:name="a462" svg:viewBox="0 0 20 30" svg:d="m10 0-10 30h20z"/>
    <draw:marker draw:name="a463" svg:viewBox="0 0 20 30" svg:d="m10 0-10 30h20z"/>
    <draw:marker draw:name="a465" svg:viewBox="0 0 20 30" svg:d="m10 0-10 30h20z"/>
    <draw:marker draw:name="a466" svg:viewBox="0 0 20 30" svg:d="m10 0-10 30h20z"/>
    <draw:marker draw:name="a255" svg:viewBox="0 0 20 30" svg:d="m10 0-10 30h20z"/>
    <draw:marker draw:name="a256" svg:viewBox="0 0 20 30" svg:d="m10 0-10 30h20z"/>
    <draw:marker draw:name="a468" svg:viewBox="0 0 20 30" svg:d="m10 0-10 30h20z"/>
    <draw:marker draw:name="a469" svg:viewBox="0 0 20 30" svg:d="m10 0-10 30h20z"/>
    <draw:marker draw:name="a387" svg:viewBox="0 0 20 30" svg:d="m10 0-10 30h20z"/>
    <draw:marker draw:name="a388" svg:viewBox="0 0 20 30" svg:d="m10 0-10 30h20z"/>
    <draw:marker draw:name="a570" svg:viewBox="0 0 20 30" svg:d="m10 0-10 30h20z"/>
    <draw:marker draw:name="a234" svg:viewBox="0 0 20 30" svg:d="m10 0-10 30h20z"/>
    <draw:marker draw:name="a235" svg:viewBox="0 0 20 30" svg:d="m10 0-10 30h20z"/>
    <draw:marker draw:name="a237" svg:viewBox="0 0 20 30" svg:d="m10 0-10 30h20z"/>
    <draw:marker draw:name="a238" svg:viewBox="0 0 20 30" svg:d="m10 0-10 30h20z"/>
    <draw:marker draw:name="a284" svg:viewBox="0 0 20 30" svg:d="m10 0-10 30h20z"/>
    <draw:marker draw:name="a285" svg:viewBox="0 0 20 30" svg:d="m10 0-10 30h20z"/>
    <draw:marker draw:name="a497" svg:viewBox="0 0 20 30" svg:d="m10 0-10 30h20z"/>
    <draw:marker draw:name="a287" svg:viewBox="0 0 20 30" svg:d="m10 0-10 30h20z"/>
    <draw:marker draw:name="a498" svg:viewBox="0 0 20 30" svg:d="m10 0-10 30h20z"/>
    <draw:marker draw:name="a288" svg:viewBox="0 0 20 30" svg:d="m10 0-10 30h20z"/>
    <draw:marker draw:name="a428" svg:viewBox="0 0 20 30" svg:d="m10 0-10 30h20z"/>
    <draw:marker draw:name="a471" svg:viewBox="0 0 20 30" svg:d="m10 0-10 30h20z"/>
    <draw:marker draw:name="a429" svg:viewBox="0 0 20 30" svg:d="m10 0-10 30h20z"/>
    <draw:marker draw:name="a472" svg:viewBox="0 0 20 30" svg:d="m10 0-10 30h20z"/>
    <draw:marker draw:name="a262" svg:viewBox="0 0 20 30" svg:d="m10 0-10 30h20z"/>
    <draw:marker draw:name="a346" svg:viewBox="0 0 20 30" svg:d="m10 0-10 30h20z"/>
    <draw:marker draw:name="a474" svg:viewBox="0 0 20 30" svg:d="m10 0-10 30h20z"/>
    <draw:marker draw:name="a475" svg:viewBox="0 0 20 30" svg:d="m10 0-10 30h20z"/>
    <draw:marker draw:name="a477" svg:viewBox="0 0 20 30" svg:d="m10 0-10 30h20z"/>
    <draw:marker draw:name="a478" svg:viewBox="0 0 20 30" svg:d="m10 0-10 30h20z"/>
    <draw:marker draw:name="a398" svg:viewBox="0 0 20 30" svg:d="m10 0-10 30h20z"/>
    <draw:marker draw:name="a323" svg:viewBox="0 0 20 30" svg:d="m10 0-10 30h20z"/>
    <draw:marker draw:name="a240" svg:viewBox="0 0 20 30" svg:d="m10 0-10 30h20z"/>
    <draw:marker draw:name="a324" svg:viewBox="0 0 20 30" svg:d="m10 0-10 30h20z"/>
    <draw:marker draw:name="a326" svg:viewBox="0 0 20 30" svg:d="m10 0-10 30h20z"/>
    <draw:marker draw:name="a327" svg:viewBox="0 0 20 30" svg:d="m10 0-10 30h20z"/>
    <draw:marker draw:name="a329" svg:viewBox="0 0 20 30" svg:d="m10 0-10 30h20z"/>
    <draw:marker draw:name="a246" svg:viewBox="0 0 20 30" svg:d="m10 0-10 30h20z"/>
    <draw:marker draw:name="a290" svg:viewBox="0 0 20 30" svg:d="m10 0-10 30h20z"/>
    <draw:marker draw:name="a291" svg:viewBox="0 0 20 30" svg:d="m10 0-10 30h20z"/>
    <draw:marker draw:name="a248" svg:viewBox="0 0 20 30" svg:d="m10 0-10 30h20z"/>
    <draw:marker draw:name="a249" svg:viewBox="0 0 20 30" svg:d="m10 0-10 30h20z"/>
    <draw:marker draw:name="a431" svg:viewBox="0 0 20 30" svg:d="m10 0-10 30h20z"/>
    <draw:marker draw:name="a432" svg:viewBox="0 0 20 30" svg:d="m10 0-10 30h20z"/>
    <draw:marker draw:name="a434" svg:viewBox="0 0 20 30" svg:d="m10 0-10 30h20z"/>
    <draw:marker draw:name="a561" svg:viewBox="0 0 20 30" svg:d="m10 0-10 30h20z"/>
    <draw:marker draw:name="a435" svg:viewBox="0 0 20 30" svg:d="m10 0-10 30h20z"/>
    <draw:marker draw:name="a352" svg:viewBox="0 0 20 30" svg:d="m10 0-10 30h20z"/>
    <draw:marker draw:name="a563" svg:viewBox="0 0 20 30" svg:d="m10 0-10 30h20z"/>
    <draw:marker draw:name="a353" svg:viewBox="0 0 20 30" svg:d="m10 0-10 30h20z"/>
    <draw:marker draw:name="a564" svg:viewBox="0 0 20 30" svg:d="m10 0-10 30h20z"/>
    <draw:marker draw:name="a480" svg:viewBox="0 0 20 30" svg:d="m10 0-10 30h20z"/>
    <draw:marker draw:name="a437" svg:viewBox="0 0 20 30" svg:d="m10 0-10 30h20z"/>
    <draw:stroke-dash draw:name="a495" draw:style="rect" draw:dots1="1" draw:dots1-length="0.05591in" draw:distance="0.05591in"/>
    <draw:stroke-dash draw:name="a217" draw:style="rect" draw:dots1="1" draw:dots1-length="0.05591in" draw:distance="0.05591in"/>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8.5in" fo:page-height="11in" style:print-orientation="portrait" style:register-truth-ref-style-name=""/>
    </style:page-layout>
    <style:style style:family="paragraph" style:name="a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90%" fo:text-align="left" style:tab-stop-distance="1in" fo:margin-left="2.3622in" fo:margin-right="0in" fo:text-indent="-0.2362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90%" fo:text-align="left" style:tab-stop-distance="1in" fo:margin-left="2.83465in" fo:margin-right="0in" fo:text-indent="-0.2362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6">
      <style:paragraph-properties fo:line-height="90%" fo:text-align="left" style:tab-stop-distance="1in" fo:margin-left="3.30709in" fo:margin-right="0in" fo:text-indent="-0.2362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0" style:parent-style-name="Graphics">
      <style:graphic-properties draw:fill="none" draw:stroke="none"/>
    </style:style>
    <style:style style:family="presentation" style:name="a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resentation" style:name="a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47244in" fo:margin-right="0in" fo:text-indent="-0.354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33333in" style:font-size-asian="0.33333in" style:font-size-complex="0.33333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94488in" fo:margin-right="0in" fo:text-indent="-0.354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90%" fo:text-align="left" style:tab-stop-distance="1in" fo:margin-left="1.41732in" fo:margin-right="0in" fo:text-indent="-0.3149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1.88976in" fo:margin-right="0in" fo:text-indent="-0.2362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parent-style-name="Graphics">
      <style:graphic-properties draw:fill="none" draw:stroke="none"/>
    </style:style>
    <style:style style:family="presentation" style:name="a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44444in" style:font-size-asian="0.44444in" style:font-size-complex="0.44444in" fo:letter-spacing="-0.00014in" fo:language="fr" fo:country="FR"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text:list-style style:name="a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34">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Office-Theme" style:page-layout-name="pageLayout1" draw:style-name="a0">
      <draw:frame draw:id="id0" presentation:style-name="a5" draw:name="PlaceHolder 1" svg:x="0.75in" svg:y="2.32992in" svg:width="8.49961in" svg:height="1.60709in" presentation:class="title" presentation:placeholder="false">
        <draw:text-box>
          <text:list text:style-name="a4">
            <text:list-item>
              <text:p text:style-name="a3" text:class-names="" text:cond-style-name=""><text:span text:style-name="a1" text:class-names="">Click to edit the title text formatModifiez le style du titre</text:span><text:span text:style-name="a2" text:class-names=""/></text:p>
            </text:list-item>
          </text:list>
        </draw:text-box>
        <svg:title/>
        <svg:desc/>
      </draw:frame>
      <draw:frame draw:id="id1" presentation:style-name="a9" draw:name="PlaceHolder 2" svg:x="0.5in" svg:y="6.95157in" svg:width="2.33307in" svg:height="0.39882in" presentation:class="date-time" presentation:placeholder="false">
        <draw:text-box>
          <text:p text:style-name="a8" text:class-names="" text:cond-style-name=""><text:span text:style-name="a6" text:class-names="">4/4/16</text:span><text:span text:style-name="a7" text:class-names=""/></text:p>
        </draw:text-box>
        <svg:title/>
        <svg:desc/>
      </draw:frame>
      <draw:frame draw:id="id2" presentation:style-name="a12" draw:name="PlaceHolder 3" svg:x="3.41654in" svg:y="6.95157in" svg:width="3.16614in" svg:height="0.39882in" presentation:class="footer" presentation:placeholder="false">
        <draw:text-box>
          <text:p text:style-name="a11" text:class-names="" text:cond-style-name=""><text:span text:style-name="a10" text:class-names=""/></text:p>
        </draw:text-box>
        <svg:title/>
        <svg:desc/>
      </draw:frame>
      <draw:frame draw:id="id3" presentation:style-name="a16" draw:name="PlaceHolder 4" svg:x="7.16654in" svg:y="6.95157in" svg:width="2.33307in" svg:height="0.39882in" presentation:class="page-number" presentation:placeholder="false">
        <draw:text-box>
          <text:p text:style-name="a15" text:class-names="" text:cond-style-name=""><text:span text:style-name="a13" text:class-names=""><text:page-number style:num-format="1" text:fixed="false">‹#›</text:page-number></text:span><text:span text:style-name="a14" text:class-names=""/></text:p>
        </draw:text-box>
        <svg:title/>
        <svg:desc/>
      </draw:frame>
      <draw:frame draw:id="id4" presentation:style-name="a38" draw:name="PlaceHolder 5" svg:x="0.5in" svg:y="1.75472in" svg:width="8.99921in" svg:height="4.34921in" presentation:class="outline" presentation:placeholder="false">
        <draw:text-box>
          <text:list text:style-name="a19">
            <text:list-item>
              <text:p text:style-name="a18" text:class-names="" text:cond-style-name=""><text:span text:style-name="a17" text:class-names="">Click to edit the outline text format</text:span></text:p>
            </text:list-item>
          </text:list>
          <text:list text:style-name="a22">
            <text:list-item>
              <text:list text:style-name="a22">
                <text:list-item>
                  <text:p text:style-name="a21" text:class-names="" text:cond-style-name=""><text:span text:style-name="a20" text:class-names="">Second Outline Level</text:span></text:p>
                </text:list-item>
              </text:list>
            </text:list-item>
          </text:list>
          <text:list text:style-name="a25">
            <text:list-item>
              <text:list text:style-name="a25">
                <text:list-item>
                  <text:list text:style-name="a25">
                    <text:list-item>
                      <text:p text:style-name="a24" text:class-names="" text:cond-style-name=""><text:span text:style-name="a23" text:class-names="">Third Outline Level</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Fourth Outline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Fifth Outline Level</text:span></text:p>
                            </text:list-item>
                          </text:list>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list text:style-name="a34">
                                <text:list-item>
                                  <text:p text:style-name="a33" text:class-names="" text:cond-style-name=""><text:span text:style-name="a32" text:class-names="">Sixth Outline Level</text:span></text:p>
                                </text:list-item>
                              </text:list>
                            </text:list-item>
                          </text:list>
                        </text:list-item>
                      </text:list>
                    </text:list-item>
                  </text:list>
                </text:list-item>
              </text:list>
            </text:list-item>
          </text:list>
          <text:list text:style-name="a37">
            <text:list-item>
              <text:list text:style-name="a37">
                <text:list-item>
                  <text:list text:style-name="a37">
                    <text:list-item>
                      <text:list text:style-name="a37">
                        <text:list-item>
                          <text:list text:style-name="a37">
                            <text:list-item>
                              <text:list text:style-name="a37">
                                <text:list-item>
                                  <text:list text:style-name="a37">
                                    <text:list-item>
                                      <text:p text:style-name="a36" text:class-names="" text:cond-style-name=""><text:span text:style-name="a35"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1-Layout1-blank-Blank-Slide" style:page-layout-name="pageLayout1" draw:style-name="a39"/>
    <style:master-page style:name="Master1-Layout2-tx-Title-Slide" style:page-layout-name="pageLayout1" draw:style-name="a40">
      <draw:frame draw:id="id5" presentation:style-name="a43" draw:name="PlaceHolder 1" svg:x="0.75in" svg:y="2.32992in" svg:width="8.49961in" svg:height="1.60709in" presentation:class="title" presentation:placeholder="false">
        <draw:text-box>
          <text:p text:style-name="a42" text:class-names="" text:cond-style-name=""><text:span text:style-name="a41" text:class-names=""/></text:p>
        </draw:text-box>
        <svg:title/>
        <svg:desc/>
      </draw:frame>
      <draw:frame draw:id="id6" presentation:style-name="a47" draw:name="PlaceHolder 2" svg:x="0.5in" svg:y="1.75472in" svg:width="8.99921in" svg:height="4.34921in" presentation:class="subtitle" presentation:placeholder="false">
        <draw:text-box>
          <text:list text:style-name="a46">
            <text:list-item>
              <text:p text:style-name="a45" text:class-names="" text:cond-style-name=""><text:span text:style-name="a44" text:class-names=""/></text:p>
            </text:list-item>
          </text:list>
        </draw:text-box>
        <svg:title/>
        <svg:desc/>
      </draw:frame>
    </style:master-page>
    <style:master-page style:name="Master1-Layout3-obj-Title,-Content" style:page-layout-name="pageLayout1" draw:style-name="a48">
      <draw:frame draw:id="id7" presentation:style-name="a51" draw:name="PlaceHolder 1" svg:x="0.75in" svg:y="2.32992in" svg:width="8.49961in" svg:height="1.60709in" presentation:class="title" presentation:placeholder="false">
        <draw:text-box>
          <text:p text:style-name="a50" text:class-names="" text:cond-style-name=""><text:span text:style-name="a49" text:class-names=""/></text:p>
        </draw:text-box>
        <svg:title/>
        <svg:desc/>
      </draw:frame>
      <draw:frame draw:id="id8" presentation:style-name="a55" draw:name="PlaceHolder 2" svg:x="0.5in" svg:y="1.75472in" svg:width="8.99921in" svg:height="4.34921in" presentation:class="outline" presentation:placeholder="false">
        <draw:text-box>
          <text:list text:style-name="a54">
            <text:list-item>
              <text:p text:style-name="a53" text:class-names="" text:cond-style-name=""><text:span text:style-name="a52" text:class-names=""/></text:p>
            </text:list-item>
          </text:list>
        </draw:text-box>
        <svg:title/>
        <svg:desc/>
      </draw:frame>
    </style:master-page>
    <style:master-page style:name="Master1-Layout4-twoObj-Title,-2-Content" style:page-layout-name="pageLayout1" draw:style-name="a56">
      <draw:frame draw:id="id9" presentation:style-name="a59" draw:name="PlaceHolder 1" svg:x="0.75in" svg:y="2.32992in" svg:width="8.49961in" svg:height="1.60709in" presentation:class="title" presentation:placeholder="false">
        <draw:text-box>
          <text:p text:style-name="a58" text:class-names="" text:cond-style-name=""><text:span text:style-name="a57" text:class-names=""/></text:p>
        </draw:text-box>
        <svg:title/>
        <svg:desc/>
      </draw:frame>
      <draw:frame draw:id="id10" presentation:style-name="a63" draw:name="PlaceHolder 2" svg:x="0.5in" svg:y="1.75472in" svg:width="4.39134in" svg:height="4.34921in" presentation:class="outline" presentation:placeholder="false">
        <draw:text-box>
          <text:list text:style-name="a62">
            <text:list-item>
              <text:p text:style-name="a61" text:class-names="" text:cond-style-name=""><text:span text:style-name="a60" text:class-names=""/></text:p>
            </text:list-item>
          </text:list>
        </draw:text-box>
        <svg:title/>
        <svg:desc/>
      </draw:frame>
      <draw:frame draw:id="id11" presentation:style-name="a67" draw:name="PlaceHolder 3" svg:x="5.11142in" svg:y="1.75472in" svg:width="4.39134in" svg:height="4.34921in" presentation:class="outline" presentation:placeholder="false">
        <draw:text-box>
          <text:list text:style-name="a66">
            <text:list-item>
              <text:p text:style-name="a65" text:class-names="" text:cond-style-name=""><text:span text:style-name="a64" text:class-names=""/></text:p>
            </text:list-item>
          </text:list>
        </draw:text-box>
        <svg:title/>
        <svg:desc/>
      </draw:frame>
    </style:master-page>
    <style:master-page style:name="Master1-Layout5-titleOnly-Title-Only" style:page-layout-name="pageLayout1" draw:style-name="a68">
      <draw:frame draw:id="id12" presentation:style-name="a71" draw:name="PlaceHolder 1" svg:x="0.75in" svg:y="2.32992in" svg:width="8.49961in" svg:height="1.60709in" presentation:class="title" presentation:placeholder="false">
        <draw:text-box>
          <text:p text:style-name="a70" text:class-names="" text:cond-style-name=""><text:span text:style-name="a69" text:class-names=""/></text:p>
        </draw:text-box>
        <svg:title/>
        <svg:desc/>
      </draw:frame>
    </style:master-page>
    <style:master-page style:name="Master1-Layout6-objOnly-Centered-Text" style:page-layout-name="pageLayout1" draw:style-name="a72">
      <draw:frame draw:id="id13" presentation:style-name="a76" draw:name="PlaceHolder 1" svg:x="0.75in" svg:y="2.32992in" svg:width="8.49961in" svg:height="7.45079in" presentation:class="subtitle" presentation:placeholder="false">
        <draw:text-box>
          <text:list text:style-name="a75">
            <text:list-item>
              <text:p text:style-name="a74" text:class-names="" text:cond-style-name=""><text:span text:style-name="a73" text:class-names=""/></text:p>
            </text:list-item>
          </text:list>
        </draw:text-box>
        <svg:title/>
        <svg:desc/>
      </draw:frame>
    </style:master-page>
    <style:master-page style:name="Master1-Layout7-twoObjAndObj-Title,-2-Content-and-Content" style:page-layout-name="pageLayout1" draw:style-name="a77">
      <draw:frame draw:id="id14" presentation:style-name="a80" draw:name="PlaceHolder 1" svg:x="0.75in" svg:y="2.32992in" svg:width="8.49961in" svg:height="1.60709in" presentation:class="title" presentation:placeholder="false">
        <draw:text-box>
          <text:p text:style-name="a79" text:class-names="" text:cond-style-name=""><text:span text:style-name="a78" text:class-names=""/></text:p>
        </draw:text-box>
        <svg:title/>
        <svg:desc/>
      </draw:frame>
      <draw:frame draw:id="id15" presentation:style-name="a84" draw:name="PlaceHolder 2" svg:x="0.5in" svg:y="1.75472in" svg:width="4.39134in" svg:height="2.07441in" presentation:class="outline" presentation:placeholder="false">
        <draw:text-box>
          <text:list text:style-name="a83">
            <text:list-item>
              <text:p text:style-name="a82" text:class-names="" text:cond-style-name=""><text:span text:style-name="a81" text:class-names=""/></text:p>
            </text:list-item>
          </text:list>
        </draw:text-box>
        <svg:title/>
        <svg:desc/>
      </draw:frame>
      <draw:frame draw:id="id16" presentation:style-name="a88" draw:name="PlaceHolder 3" svg:x="0.5in" svg:y="4.02677in" svg:width="4.39134in" svg:height="2.07441in" presentation:class="outline" presentation:placeholder="false">
        <draw:text-box>
          <text:list text:style-name="a87">
            <text:list-item>
              <text:p text:style-name="a86" text:class-names="" text:cond-style-name=""><text:span text:style-name="a85" text:class-names=""/></text:p>
            </text:list-item>
          </text:list>
        </draw:text-box>
        <svg:title/>
        <svg:desc/>
      </draw:frame>
      <draw:frame draw:id="id17" presentation:style-name="a92" draw:name="PlaceHolder 4" svg:x="5.11142in" svg:y="1.75472in" svg:width="4.39134in" svg:height="4.34921in" presentation:class="outline" presentation:placeholder="false">
        <draw:text-box>
          <text:list text:style-name="a91">
            <text:list-item>
              <text:p text:style-name="a90" text:class-names="" text:cond-style-name=""><text:span text:style-name="a89" text:class-names=""/></text:p>
            </text:list-item>
          </text:list>
        </draw:text-box>
        <svg:title/>
        <svg:desc/>
      </draw:frame>
    </style:master-page>
    <style:master-page style:name="Master1-Layout8-objAndTwoObj-Title-Content-and-2-Content" style:page-layout-name="pageLayout1" draw:style-name="a93">
      <draw:frame draw:id="id18" presentation:style-name="a96" draw:name="PlaceHolder 1" svg:x="0.75in" svg:y="2.32992in" svg:width="8.49961in" svg:height="1.60709in" presentation:class="title" presentation:placeholder="false">
        <draw:text-box>
          <text:p text:style-name="a95" text:class-names="" text:cond-style-name=""><text:span text:style-name="a94" text:class-names=""/></text:p>
        </draw:text-box>
        <svg:title/>
        <svg:desc/>
      </draw:frame>
      <draw:frame draw:id="id19" presentation:style-name="a100" draw:name="PlaceHolder 2" svg:x="0.5in" svg:y="1.75472in" svg:width="4.39134in" svg:height="4.34921in" presentation:class="outline" presentation:placeholder="false">
        <draw:text-box>
          <text:list text:style-name="a99">
            <text:list-item>
              <text:p text:style-name="a98" text:class-names="" text:cond-style-name=""><text:span text:style-name="a97" text:class-names=""/></text:p>
            </text:list-item>
          </text:list>
        </draw:text-box>
        <svg:title/>
        <svg:desc/>
      </draw:frame>
      <draw:frame draw:id="id20" presentation:style-name="a104" draw:name="PlaceHolder 3" svg:x="5.11142in" svg:y="1.75472in" svg:width="4.39134in" svg:height="2.07441in" presentation:class="outline" presentation:placeholder="false">
        <draw:text-box>
          <text:list text:style-name="a103">
            <text:list-item>
              <text:p text:style-name="a102" text:class-names="" text:cond-style-name=""><text:span text:style-name="a101" text:class-names=""/></text:p>
            </text:list-item>
          </text:list>
        </draw:text-box>
        <svg:title/>
        <svg:desc/>
      </draw:frame>
      <draw:frame draw:id="id21" presentation:style-name="a108" draw:name="PlaceHolder 4" svg:x="5.11142in" svg:y="4.02677in" svg:width="4.39134in" svg:height="2.07441in" presentation:class="outline" presentation:placeholder="false">
        <draw:text-box>
          <text:list text:style-name="a107">
            <text:list-item>
              <text:p text:style-name="a106" text:class-names="" text:cond-style-name=""><text:span text:style-name="a105" text:class-names=""/></text:p>
            </text:list-item>
          </text:list>
        </draw:text-box>
        <svg:title/>
        <svg:desc/>
      </draw:frame>
    </style:master-page>
    <style:master-page style:name="Master1-Layout9-twoObjOverTx-Title,-2-Content-over-Content" style:page-layout-name="pageLayout1" draw:style-name="a109">
      <draw:frame draw:id="id22" presentation:style-name="a112" draw:name="PlaceHolder 1" svg:x="0.75in" svg:y="2.32992in" svg:width="8.49961in" svg:height="1.60709in" presentation:class="title" presentation:placeholder="false">
        <draw:text-box>
          <text:p text:style-name="a111" text:class-names="" text:cond-style-name=""><text:span text:style-name="a110" text:class-names=""/></text:p>
        </draw:text-box>
        <svg:title/>
        <svg:desc/>
      </draw:frame>
      <draw:frame draw:id="id23" presentation:style-name="a116" draw:name="PlaceHolder 2" svg:x="0.5in" svg:y="1.75472in" svg:width="4.39134in" svg:height="2.07441in" presentation:class="outline" presentation:placeholder="false">
        <draw:text-box>
          <text:list text:style-name="a115">
            <text:list-item>
              <text:p text:style-name="a114" text:class-names="" text:cond-style-name=""><text:span text:style-name="a113" text:class-names=""/></text:p>
            </text:list-item>
          </text:list>
        </draw:text-box>
        <svg:title/>
        <svg:desc/>
      </draw:frame>
      <draw:frame draw:id="id24" presentation:style-name="a120" draw:name="PlaceHolder 3" svg:x="5.11142in" svg:y="1.75472in" svg:width="4.39134in" svg:height="2.07441in" presentation:class="outline" presentation:placeholder="false">
        <draw:text-box>
          <text:list text:style-name="a119">
            <text:list-item>
              <text:p text:style-name="a118" text:class-names="" text:cond-style-name=""><text:span text:style-name="a117" text:class-names=""/></text:p>
            </text:list-item>
          </text:list>
        </draw:text-box>
        <svg:title/>
        <svg:desc/>
      </draw:frame>
      <draw:frame draw:id="id25" presentation:style-name="a124" draw:name="PlaceHolder 4" svg:x="0.5in" svg:y="4.02677in" svg:width="8.99921in" svg:height="2.07441in" presentation:class="outline" presentation:placeholder="false">
        <draw:text-box>
          <text:list text:style-name="a123">
            <text:list-item>
              <text:p text:style-name="a122" text:class-names="" text:cond-style-name=""><text:span text:style-name="a121" text:class-names=""/></text:p>
            </text:list-item>
          </text:list>
        </draw:text-box>
        <svg:title/>
        <svg:desc/>
      </draw:frame>
    </style:master-page>
    <style:master-page style:name="Master1-Layout10-objOverTx-Title,-Content-over-Content" style:page-layout-name="pageLayout1" draw:style-name="a125">
      <draw:frame draw:id="id26" presentation:style-name="a128" draw:name="PlaceHolder 1" svg:x="0.75in" svg:y="2.32992in" svg:width="8.49961in" svg:height="1.60709in" presentation:class="title" presentation:placeholder="false">
        <draw:text-box>
          <text:p text:style-name="a127" text:class-names="" text:cond-style-name=""><text:span text:style-name="a126" text:class-names=""/></text:p>
        </draw:text-box>
        <svg:title/>
        <svg:desc/>
      </draw:frame>
      <draw:frame draw:id="id27" presentation:style-name="a132" draw:name="PlaceHolder 2" svg:x="0.5in" svg:y="1.75472in" svg:width="8.99921in" svg:height="2.07441in" presentation:class="outline" presentation:placeholder="false">
        <draw:text-box>
          <text:list text:style-name="a131">
            <text:list-item>
              <text:p text:style-name="a130" text:class-names="" text:cond-style-name=""><text:span text:style-name="a129" text:class-names=""/></text:p>
            </text:list-item>
          </text:list>
        </draw:text-box>
        <svg:title/>
        <svg:desc/>
      </draw:frame>
      <draw:frame draw:id="id28" presentation:style-name="a136" draw:name="PlaceHolder 3" svg:x="0.5in" svg:y="4.02677in" svg:width="8.99921in" svg:height="2.07441in" presentation:class="outline" presentation:placeholder="false">
        <draw:text-box>
          <text:list text:style-name="a135">
            <text:list-item>
              <text:p text:style-name="a134" text:class-names="" text:cond-style-name=""><text:span text:style-name="a133" text:class-names=""/></text:p>
            </text:list-item>
          </text:list>
        </draw:text-box>
        <svg:title/>
        <svg:desc/>
      </draw:frame>
    </style:master-page>
    <style:master-page style:name="Master1-Layout11-fourObj-Title,-4-Content" style:page-layout-name="pageLayout1" draw:style-name="a137">
      <draw:frame draw:id="id29" presentation:style-name="a140" draw:name="PlaceHolder 1" svg:x="0.75in" svg:y="2.32992in" svg:width="8.49961in" svg:height="1.60709in" presentation:class="title" presentation:placeholder="false">
        <draw:text-box>
          <text:p text:style-name="a139" text:class-names="" text:cond-style-name=""><text:span text:style-name="a138" text:class-names=""/></text:p>
        </draw:text-box>
        <svg:title/>
        <svg:desc/>
      </draw:frame>
      <draw:frame draw:id="id30" presentation:style-name="a144" draw:name="PlaceHolder 2" svg:x="0.5in" svg:y="1.75472in" svg:width="4.39134in" svg:height="2.07441in" presentation:class="outline" presentation:placeholder="false">
        <draw:text-box>
          <text:list text:style-name="a143">
            <text:list-item>
              <text:p text:style-name="a142" text:class-names="" text:cond-style-name=""><text:span text:style-name="a141" text:class-names=""/></text:p>
            </text:list-item>
          </text:list>
        </draw:text-box>
        <svg:title/>
        <svg:desc/>
      </draw:frame>
      <draw:frame draw:id="id31" presentation:style-name="a148" draw:name="PlaceHolder 3" svg:x="5.11142in" svg:y="1.75472in" svg:width="4.39134in" svg:height="2.07441in" presentation:class="outline" presentation:placeholder="false">
        <draw:text-box>
          <text:list text:style-name="a147">
            <text:list-item>
              <text:p text:style-name="a146" text:class-names="" text:cond-style-name=""><text:span text:style-name="a145" text:class-names=""/></text:p>
            </text:list-item>
          </text:list>
        </draw:text-box>
        <svg:title/>
        <svg:desc/>
      </draw:frame>
      <draw:frame draw:id="id32" presentation:style-name="a152" draw:name="PlaceHolder 4" svg:x="5.11142in" svg:y="4.02677in" svg:width="4.39134in" svg:height="2.07441in" presentation:class="outline" presentation:placeholder="false">
        <draw:text-box>
          <text:list text:style-name="a151">
            <text:list-item>
              <text:p text:style-name="a150" text:class-names="" text:cond-style-name=""><text:span text:style-name="a149" text:class-names=""/></text:p>
            </text:list-item>
          </text:list>
        </draw:text-box>
        <svg:title/>
        <svg:desc/>
      </draw:frame>
      <draw:frame draw:id="id33" presentation:style-name="a156" draw:name="PlaceHolder 5" svg:x="0.5in" svg:y="4.02677in" svg:width="4.39134in" svg:height="2.07441in" presentation:class="outline" presentation:placeholder="false">
        <draw:text-box>
          <text:list text:style-name="a155">
            <text:list-item>
              <text:p text:style-name="a154" text:class-names="" text:cond-style-name=""><text:span text:style-name="a153" text:class-names=""/></text:p>
            </text:list-item>
          </text:list>
        </draw:text-box>
        <svg:title/>
        <svg:desc/>
      </draw:frame>
    </style:master-page>
    <style:master-page style:name="Master1-Layout12-blank-Title,-6-Content" style:page-layout-name="pageLayout1" draw:style-name="a157">
      <draw:frame draw:id="id34" presentation:style-name="a160" draw:name="PlaceHolder 1" svg:x="0.75in" svg:y="2.32992in" svg:width="8.49961in" svg:height="1.60709in" presentation:class="title" presentation:placeholder="false">
        <draw:text-box>
          <text:p text:style-name="a159" text:class-names="" text:cond-style-name=""><text:span text:style-name="a158" text:class-names=""/></text:p>
        </draw:text-box>
        <svg:title/>
        <svg:desc/>
      </draw:frame>
      <draw:frame draw:id="id35" presentation:style-name="a164" draw:name="PlaceHolder 2" svg:x="0.5in" svg:y="1.75472in" svg:width="8.99921in" svg:height="4.34921in" presentation:class="outline" presentation:placeholder="false">
        <draw:text-box>
          <text:list text:style-name="a163">
            <text:list-item>
              <text:p text:style-name="a162" text:class-names="" text:cond-style-name=""><text:span text:style-name="a161" text:class-names=""/></text:p>
            </text:list-item>
          </text:list>
        </draw:text-box>
        <svg:title/>
        <svg:desc/>
      </draw:frame>
      <draw:frame draw:id="id36" presentation:style-name="a168" draw:name="PlaceHolder 3" svg:x="0.5in" svg:y="1.75472in" svg:width="8.99921in" svg:height="4.34921in" presentation:class="outline" presentation:placeholder="false">
        <draw:text-box>
          <text:list text:style-name="a167">
            <text:list-item>
              <text:p text:style-name="a166" text:class-names="" text:cond-style-name=""><text:span text:style-name="a165" text:class-names=""/></text:p>
            </text:list-item>
          </text:list>
        </draw:text-box>
        <svg:title/>
        <svg:desc/>
      </draw:frame>
      <draw:frame draw:id="id37" draw:style-name="a169" draw:name="Picture 36" svg:x="2.27402in" svg:y="1.75433in" svg:width="5.45079in" svg:height="4.34921in" style:rel-width="scale" style:rel-height="scale">
        <draw:image xlink:href="media/image1.png" xlink:type="simple" xlink:show="embed" xlink:actuate="onLoad"/>
        <svg:title/>
        <svg:desc/>
      </draw:frame>
      <draw:frame draw:id="id38" draw:style-name="a170" draw:name="Picture 37" svg:x="2.27402in" svg:y="1.75433in" svg:width="5.45079in" svg:height="4.34921in" style:rel-width="scale" style:rel-height="scale">
        <draw:image xlink:href="media/image1.png" xlink:type="simple" xlink:show="embed" xlink:actuate="onLoad"/>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XFLR5 Classes</dc:title>
    <meta:initial-creator>AD</meta:initial-creator>
    <meta:creation-date>2015-05-19T11:59:00Z</meta:creation-date>
    <dc:date>2016-04-04T17:37:26Z</dc:date>
    <meta:editing-cycles>43</meta:editing-cycles>
    <meta:editing-duration>PT120S</meta:editing-duration>
    <meta:user-defined meta:name="AppVersion">14.0000</meta:user-defined>
    <meta:user-defined meta:name="HyperlinksChanged" meta:value-type="boolean">false</meta:user-defined>
    <meta:user-defined meta:name="LinksUpToDate" meta:value-type="boolean">false</meta:user-defined>
    <meta:user-defined meta:name="PresentationFormat">Affichage à l'écran (4:3)</meta:user-defined>
    <meta:user-defined meta:name="ScaleCrop" meta:value-type="boolean">false</meta:user-defined>
    <meta:user-defined meta:name="ShareDoc" meta:value-type="boolean">false</meta:user-defined>
  </office:meta>
</office:document-meta>
</file>